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7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0.2874in"/>
    </style:style>
    <style:style style:name="co5" style:family="table-column">
      <style:table-column-properties fo:break-before="auto" style:column-width="9.7063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2.5154in"/>
    </style:style>
    <style:style style:name="co9" style:family="table-column">
      <style:table-column-properties fo:break-before="auto" style:column-width="1.1965in"/>
    </style:style>
    <style:style style:name="co10" style:family="table-column">
      <style:table-column-properties fo:break-before="auto" style:column-width="0.9528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1.1634in"/>
    </style:style>
    <style:style style:name="co14" style:family="table-column">
      <style:table-column-properties fo:break-before="auto" style:column-width="0.7311in"/>
    </style:style>
    <style:style style:name="co15" style:family="table-column">
      <style:table-column-properties fo:break-before="auto" style:column-width="3.3791in"/>
    </style:style>
    <style:style style:name="co16" style:family="table-column">
      <style:table-column-properties fo:break-before="auto" style:column-width="0.2102in"/>
    </style:style>
    <style:style style:name="co17" style:family="table-column">
      <style:table-column-properties fo:break-before="auto" style:column-width="8.2217in"/>
    </style:style>
    <style:style style:name="co18" style:family="table-column">
      <style:table-column-properties fo:break-before="auto" style:column-width="2.9583in"/>
    </style:style>
    <style:style style:name="co19" style:family="table-column">
      <style:table-column-properties fo:break-before="auto" style:column-width="1.252in"/>
    </style:style>
    <style:style style:name="co20" style:family="table-column">
      <style:table-column-properties fo:break-before="auto" style:column-width="0.672in"/>
    </style:style>
    <style:style style:name="co21" style:family="table-column">
      <style:table-column-properties fo:break-before="auto" style:column-width="0.2217in"/>
    </style:style>
    <style:style style:name="co22" style:family="table-column">
      <style:table-column-properties fo:break-before="auto" style:column-width="4.8638in"/>
    </style:style>
    <style:style style:name="co23" style:family="table-column">
      <style:table-column-properties fo:break-before="auto" style:column-width="1.1189in"/>
    </style:style>
    <style:style style:name="co24" style:family="table-column">
      <style:table-column-properties fo:break-before="auto" style:column-width="6.0161in"/>
    </style:style>
    <style:style style:name="co25" style:family="table-column">
      <style:table-column-properties fo:break-before="auto" style:column-width="1.683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7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4063in" fo:break-before="auto" style:use-optimal-row-height="false"/>
    </style:style>
    <style:style style:name="ta1" style:family="table" style:master-page-name="PageStyle_5f_restraining_20_orders_20_nationally">
      <style:table-properties table:display="true" style:writing-mode="lr-tb"/>
    </style:style>
    <style:style style:name="ta2" style:family="table" style:master-page-name="PageStyle_5f_civil_20_orders">
      <style:table-properties table:display="true" style:writing-mode="lr-tb"/>
    </style:style>
    <style:style style:name="ta3" style:family="table" style:master-page-name="PageStyle_5f_arrests">
      <style:table-properties table:display="true" style:writing-mode="lr-tb"/>
    </style:style>
    <style:style style:name="ta4" style:family="table" style:master-page-name="PageStyle_5f_NY_20_criminal_20_orders">
      <style:table-properties table:display="true" style:writing-mode="lr-tb"/>
    </style:style>
    <style:style style:name="ta5" style:family="table" style:master-page-name="PageStyle_5f_state_20_adult_20_pop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Default" style:data-style-name="N118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0" style:family="table-cell" style:parent-style-name="Default" style:data-style-name="N801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Default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3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7" style:family="table-cell" style:parent-style-name="Default" style:data-style-name="N8002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Comma" style:data-style-name="N8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8003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8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20_3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Normal_20_2_20_6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Normal_20_2_20_2" style:data-style-name="N11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Comma_20_3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Comma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al_20_3">
      <style:table-cell-properties fo:background-color="transparent"/>
    </style:style>
    <style:style style:name="ce46" style:family="table-cell" style:parent-style-name="Normal_20_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training orders nationall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table:number-columns-spanned="3" table:number-rows-spanned="1">
            <text:p>Domestic-violence restraining orders issued and active by type, US about 2008</text:p>
          </table:table-cell>
          <table:covered-table-cell table:number-columns-repeated="2" table:style-name="ce4"/>
          <table:table-cell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office:value-type="string">
            <text:p>Version: 1.0</text:p>
          </table:table-cell>
          <table:table-cell table:number-columns-repeated="1019"/>
        </table:table-row>
        <table:table-row table:style-name="ro2">
          <table:table-cell office:value-type="string">
            <text:p>domestic-violence restraining orders, civil and criminal proceedings</text:p>
          </table:table-cell>
          <table:table-cell table:number-columns-repeated="1023"/>
        </table:table-row>
        <table:table-row table:style-name="ro3">
          <table:table-cell office:value-type="string">
            <text:p>total restraining orders issued</text:p>
          </table:table-cell>
          <table:table-cell table:style-name="ce5" table:formula="of:=[.B22]+[.B36]" office:value-type="float" office:value="1711466.43609306">
            <text:p><text:s/>1,711,466 </text:p>
          </table:table-cell>
          <table:table-cell table:number-columns-repeated="2"/>
          <table:table-cell office:value-type="string">
            <text:p>summed from below</text:p>
          </table:table-cell>
          <table:table-cell table:number-columns-repeated="1019"/>
        </table:table-row>
        <table:table-row table:style-name="ro3">
          <table:table-cell office:value-type="string">
            <text:p>total initial restraining orders issued</text:p>
          </table:table-cell>
          <table:table-cell table:style-name="ce5" table:formula="of:=[.B20]+[.B34]" office:value-type="float" office:value="1240517.19045076">
            <text:p><text:s/>1,240,517 </text:p>
          </table:table-cell>
          <table:table-cell table:number-columns-repeated="1022"/>
        </table:table-row>
        <table:table-row table:style-name="ro3">
          <table:table-cell office:value-type="string">
            <text:p>total final restraining orders issued</text:p>
          </table:table-cell>
          <table:table-cell table:style-name="ce5" table:formula="of:=[.B21]+[.B35]" office:value-type="float" office:value="470949.245642301">
            <text:p><text:s/>470,949 </text:p>
          </table:table-cell>
          <table:table-cell table:number-columns-repeated="1022"/>
        </table:table-row>
        <table:table-row table:style-name="ro3">
          <table:table-cell office:value-type="string">
            <text:p>total restraining orders active</text:p>
          </table:table-cell>
          <table:table-cell table:style-name="ce5" table:formula="of:=[.C22]+[.C36]" office:value-type="float" office:value="1139754.9434237">
            <text:p><text:s/>1,139,755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rders issued per 1000 adults</text:p>
          </table:table-cell>
          <table:table-cell table:style-name="ce6" table:formula="of:=[.B5]*1000/[$'civil orders'.C86]" office:value-type="float" office:value="7.3465751594964">
            <text:p><text:s/>7.3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domestic violence restraining orders from civil proceedings</text:p>
          </table:table-cell>
          <table:table-cell table:number-columns-repeated="1023"/>
        </table:table-row>
        <table:table-row table:style-name="ro4">
          <table:table-cell office:value-type="string">
            <text:p>restraining orders petitions</text:p>
          </table:table-cell>
          <table:table-cell table:style-name="ce7" table:formula="of:=[$'civil orders'.C5]" office:value-type="float" office:value="995395.663887195">
            <text:p><text:s/>995,396 </text:p>
          </table:table-cell>
          <table:table-cell table:number-columns-repeated="2"/>
          <table:table-cell office:value-type="string">
            <text:p>see "civil orders" she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rder characteristic parameters</text:p>
          </table:table-cell>
          <table:table-cell office:value-type="string">
            <text:p>share</text:p>
          </table:table-cell>
          <table:table-cell office:value-type="string">
            <text:p>duration (weeks)</text:p>
          </table:table-cell>
          <table:table-cell table:number-columns-repeated="1021"/>
        </table:table-row>
        <table:table-row table:style-name="ro4">
          <table:table-cell office:value-type="string">
            <text:p>initial orders granted/petitions</text:p>
          </table:table-cell>
          <table:table-cell table:style-name="ce8" office:value-type="percentage" office:value="0.9">
            <text:p>90%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stimates based on state data</text:p>
          </table:table-cell>
          <table:table-cell table:number-columns-repeated="1019"/>
        </table:table-row>
        <table:table-row table:style-name="ro4">
          <table:table-cell office:value-type="string">
            <text:p>final order granted/initial order</text:p>
          </table:table-cell>
          <table:table-cell table:style-name="ce8" table:formula="of:=1/3" office:value-type="percentage" office:value="0.333333333333333">
            <text:p>33%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see punishment-us-dv-sta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issued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4">
          <table:table-cell office:value-type="string">
            <text:p>initial orders</text:p>
          </table:table-cell>
          <table:table-cell table:style-name="ce7" table:formula="of:=[.B13]*[.B16]" office:value-type="float" office:value="895856.097498475">
            <text:p><text:s/>895,856 </text:p>
          </table:table-cell>
          <table:table-cell table:style-name="ce5" table:formula="of:=[.B20]*[.C16]/52" office:value-type="float" office:value="51684.005624912">
            <text:p><text:s/>51,684 </text:p>
          </table:table-cell>
          <table:table-cell/>
          <table:table-cell office:value-type="string">
            <text:p>calculated</text:p>
          </table:table-cell>
          <table:table-cell table:number-columns-repeated="1019"/>
        </table:table-row>
        <table:table-row table:style-name="ro4">
          <table:table-cell office:value-type="string">
            <text:p>final orders</text:p>
          </table:table-cell>
          <table:table-cell table:style-name="ce7" table:formula="of:=[.B20]*[.B17]" office:value-type="float" office:value="298618.699166158">
            <text:p><text:s/>298,619 </text:p>
          </table:table-cell>
          <table:table-cell table:style-name="ce5" table:formula="of:=[.B21]*[.C17]/52" office:value-type="float" office:value="895856.097498475">
            <text:p><text:s/>895,856 </text:p>
          </table:table-cell>
          <table:table-cell table:number-columns-repeated="1021"/>
        </table:table-row>
        <table:table-row table:style-name="ro3">
          <table:table-cell office:value-type="string">
            <text:p>all orders</text:p>
          </table:table-cell>
          <table:table-cell table:style-name="ce5" table:formula="of:=[.B20]+[.B21]" office:value-type="float" office:value="1194474.79666463">
            <text:p><text:s/>1,194,475 </text:p>
          </table:table-cell>
          <table:table-cell table:style-name="ce5" table:formula="of:=[.C20]+[.C21]" office:value-type="float" office:value="947540.103123387">
            <text:p><text:s/>947,540 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3" office:value-type="string" table:number-columns-spanned="2" table:number-rows-spanned="1">
            <text:p>domestic violence restraining orders from criminal proceedings</text:p>
          </table:table-cell>
          <table:covered-table-cell table:style-name="ce9"/>
          <table:table-cell table:number-columns-repeated="1022"/>
        </table:table-row>
        <table:table-row table:style-name="ro4">
          <table:table-cell office:value-type="string">
            <text:p>DV arrests</text:p>
          </table:table-cell>
          <table:table-cell table:style-name="ce7" table:formula="of:=[$arrests.B5]" office:value-type="float" office:value="1033983.27885685">
            <text:p><text:s/>1,033,983 </text:p>
          </table:table-cell>
          <table:table-cell table:number-columns-repeated="2"/>
          <table:table-cell office:value-type="string">
            <text:p>see "arrests" she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hare</text:p>
          </table:table-cell>
          <table:table-cell office:value-type="string">
            <text:p>duration (weeks)</text:p>
          </table:table-cell>
          <table:table-cell table:number-columns-repeated="1021"/>
        </table:table-row>
        <table:table-row table:style-name="ro3">
          <table:table-cell office:value-type="string">
            <text:p>initial criminal orders/DV arrests</text:p>
          </table:table-cell>
          <table:table-cell table:style-name="ce10" table:formula="of:=1/3" office:value-type="percentage" office:value="0.333333333333333">
            <text:p>33%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stimates based on state data (see also citations below); see</text:p>
          </table:table-cell>
          <table:table-cell table:number-columns-repeated="1019"/>
        </table:table-row>
        <table:table-row table:style-name="ro4">
          <table:table-cell office:value-type="string">
            <text:p>final criminal orders/initial criminal orders</text:p>
          </table:table-cell>
          <table:table-cell table:style-name="ce8" office:value-type="percentage" office:value="0.5">
            <text:p>50%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punishment-us-dv-sta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punishment-us-dv-ca (especially for order durations)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issued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4">
          <table:table-cell office:value-type="string">
            <text:p>initial orders</text:p>
          </table:table-cell>
          <table:table-cell table:style-name="ce7" table:formula="of:=[.B27]*[.B30]" office:value-type="float" office:value="344661.092952285">
            <text:p><text:s/>344,661 </text:p>
          </table:table-cell>
          <table:table-cell table:style-name="ce5" table:formula="of:=[.B34]*[.C30]/52" office:value-type="float" office:value="19884.2938241703">
            <text:p><text:s/>19,884 </text:p>
          </table:table-cell>
          <table:table-cell/>
          <table:table-cell office:value-type="string">
            <text:p>calculated</text:p>
          </table:table-cell>
          <table:table-cell table:number-columns-repeated="1019"/>
        </table:table-row>
        <table:table-row table:style-name="ro4">
          <table:table-cell office:value-type="string">
            <text:p>final orders</text:p>
          </table:table-cell>
          <table:table-cell table:style-name="ce7" table:formula="of:=[.B34]*[.B31]" office:value-type="float" office:value="172330.546476142">
            <text:p><text:s/>172,331 </text:p>
          </table:table-cell>
          <table:table-cell table:style-name="ce5" table:formula="of:=[.B35]*[.C31]/52" office:value-type="float" office:value="172330.546476142">
            <text:p><text:s/>172,331 </text:p>
          </table:table-cell>
          <table:table-cell table:number-columns-repeated="1021"/>
        </table:table-row>
        <table:table-row table:style-name="ro3">
          <table:table-cell office:value-type="string">
            <text:p>all orders</text:p>
          </table:table-cell>
          <table:table-cell table:style-name="ce5" table:formula="of:=[.B34]+[.B35]" office:value-type="float" office:value="516991.639428427">
            <text:p><text:s/>516,992 </text:p>
          </table:table-cell>
          <table:table-cell table:style-name="ce5" table:formula="of:=[.C34]+[.C35]" office:value-type="float" office:value="192214.840300313">
            <text:p><text:s/>192,215 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"In study of persons charged with DV felonies across U.S. in mid-2000, 47% were subject to a protection order upon pre-trial releas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mith, Erica L. (2008). State Court Processing of Domestic Violence Cases (Powerpoint presentation). U.S. Bureau of Justice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table:number-columns-spanned="3" table:number-rows-spanned="1">
            <text:p>Adults under conventional control of the criminal justice system in U.S. in 2008</text:p>
          </table:table-cell>
          <table:covered-table-cell table:number-columns-repeated="2" table:style-name="ce9"/>
          <table:table-cell table:number-columns-repeated="1021"/>
        </table:table-row>
        <table:table-row table:style-name="ro3">
          <table:table-cell office:value-type="string">
            <text:p>on probation</text:p>
          </table:table-cell>
          <table:table-cell table:style-name="ce11" office:value-type="float" office:value="4244046">
            <text:p>4,244,046</text:p>
          </table:table-cell>
          <table:table-cell table:number-columns-repeated="2"/>
          <table:table-cell office:value-type="string">
            <text:p>In survey of criminal domestic violence courts:</text:p>
          </table:table-cell>
          <table:table-cell table:number-columns-repeated="1019"/>
        </table:table-row>
        <table:table-row table:style-name="ro3">
          <table:table-cell office:value-type="string">
            <text:p>on parole</text:p>
          </table:table-cell>
          <table:table-cell table:style-name="ce11" office:value-type="float" office:value="824834">
            <text:p>824,834</text:p>
          </table:table-cell>
          <table:table-cell table:number-columns-repeated="2"/>
          <table:table-cell office:value-type="string">
            <text:p>"Nearly three-quarters (73%) of the</text:p>
          </table:table-cell>
          <table:table-cell table:number-columns-repeated="1019"/>
        </table:table-row>
        <table:table-row table:style-name="ro3">
          <table:table-cell office:value-type="string">
            <text:p>in jail</text:p>
          </table:table-cell>
          <table:table-cell table:style-name="ce11" office:value-type="float" office:value="777852">
            <text:p>777,852</text:p>
          </table:table-cell>
          <table:table-cell table:number-columns-repeated="2"/>
          <table:table-cell office:value-type="string">
            <text:p>courts surveyed similarly reported that the judge routinely issues a temporary criminal protection</text:p>
          </table:table-cell>
          <table:table-cell table:number-columns-repeated="1019"/>
        </table:table-row>
        <table:table-row table:style-name="ro3">
          <table:table-cell office:value-type="string">
            <text:p>in prison</text:p>
          </table:table-cell>
          <table:table-cell table:style-name="ce11" office:value-type="float" office:value="1522834">
            <text:p>1,522,834</text:p>
          </table:table-cell>
          <table:table-cell table:number-columns-repeated="2"/>
          <table:table-cell office:value-type="string">
            <text:p>or restraining order at the first domestic violence court appearance and another 15% reported that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2"/>
          <table:table-cell office:value-type="string">
            <text:p>another judge routinely issues such an order before the case reaches the domestic violence court."</text:p>
          </table:table-cell>
          <table:table-cell table:number-columns-repeated="1019"/>
        </table:table-row>
        <table:table-row table:style-name="ro2">
          <table:table-cell office:value-type="string">
            <text:p>total under conventional special control (excluding double counting)</text:p>
          </table:table-cell>
          <table:table-cell table:style-name="ce11" office:value-type="float" office:value="7274600">
            <text:p>7,274,600</text:p>
          </table:table-cell>
          <table:table-cell table:number-columns-repeated="2"/>
          <table:table-cell office:value-type="string">
            <text:p>Labriola et al. (2009) </text:p>
          </table:table-cell>
          <table:table-cell table:number-columns-repeated="1019"/>
        </table:table-row>
        <table:table-row table:style-name="ro3">
          <table:table-cell office:value-type="string">
            <text:p>resident adult population (18 and over)</text:p>
          </table:table-cell>
          <table:table-cell table:style-name="ce11" office:value-type="float" office:value="229945000">
            <text:p>229,945,000</text:p>
          </table:table-cell>
          <table:table-cell table:number-columns-repeated="2"/>
          <table:table-cell office:value-type="string">
            <text:p>Labriola, M., S. Bradley, C. S. O'Sullivan, M. Rempel and S. Moore (2009). A National Portrait of Domestic Violence Courts. Report submitted to the National Institute of Justice. C. f. C. I. (NY).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3">
          <table:table-cell office:value-type="string">
            <text:p>adult shares:</text:p>
          </table:table-cell>
          <table:table-cell table:style-name="ce12"/>
          <table:table-cell table:number-columns-repeated="2"/>
          <table:table-cell office:value-type="string">
            <text:p>Miller (2004) p. 33:</text:p>
          </table:table-cell>
          <table:table-cell table:number-columns-repeated="1019"/>
        </table:table-row>
        <table:table-row table:style-name="ro4">
          <table:table-cell office:value-type="string">
            <text:p>on probation or parole </text:p>
          </table:table-cell>
          <table:table-cell table:style-name="ce13" table:formula="of:=([.B41]+[.B42])/[.B47]" office:value-type="percentage" office:value="0.0220438800582748">
            <text:p>2.2%</text:p>
          </table:table-cell>
          <table:table-cell table:number-columns-repeated="2"/>
          <table:table-cell office:value-type="string">
            <text:p>"Although court orders of protection are commonly thought to refer to orders issued by the</text:p>
          </table:table-cell>
          <table:table-cell table:number-columns-repeated="1019"/>
        </table:table-row>
        <table:table-row table:style-name="ro4">
          <table:table-cell office:value-type="string">
            <text:p>in jail or prison</text:p>
          </table:table-cell>
          <table:table-cell table:style-name="ce13" table:formula="of:=([.B43]+[.B44])/[.B47]" office:value-type="percentage" office:value="0.010005375198417">
            <text:p>1.0%</text:p>
          </table:table-cell>
          <table:table-cell table:number-columns-repeated="2"/>
          <table:table-cell office:value-type="string">
            <text:p>civil court, criminal courts have always had inherent authority to issue protection-like orders as</text:p>
          </table:table-cell>
          <table:table-cell table:number-columns-repeated="1019"/>
        </table:table-row>
        <table:table-row table:style-name="ro4">
          <table:table-cell office:value-type="string">
            <text:p>under restraining order</text:p>
          </table:table-cell>
          <table:table-cell table:style-name="ce14" table:formula="of:=[.B8]/[.B47]" office:value-type="percentage" office:value="0.00495664155960643">
            <text:p>0.50%</text:p>
          </table:table-cell>
          <table:table-cell table:number-columns-repeated="2"/>
          <table:table-cell office:value-type="string">
            <text:p>part of their orders relating to pretrial release and probation. This authority has been expanded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2"/>
          <table:table-cell office:value-type="string">
            <text:p>to include parallel authority to issue formal orders of protection similar to those issued by the</text:p>
          </table:table-cell>
          <table:table-cell table:number-columns-repeated="1019"/>
        </table:table-row>
        <table:table-row table:style-name="ro4">
          <table:table-cell office:value-type="string">
            <text:p>under restraining order/on probation or parole</text:p>
          </table:table-cell>
          <table:table-cell table:style-name="ce15" table:formula="of:=[.B8]/([.B41]+[.B42])" office:value-type="percentage" office:value="0.224853408134282">
            <text:p>22%</text:p>
          </table:table-cell>
          <table:table-cell table:number-columns-repeated="2"/>
          <table:table-cell office:value-type="string">
            <text:p>civil court as part of the court’s criminal law duties. Thus, a number of states now authorize, or</text:p>
          </table:table-cell>
          <table:table-cell table:number-columns-repeated="1019"/>
        </table:table-row>
        <table:table-row table:style-name="ro4">
          <table:table-cell office:value-type="string">
            <text:p>under restraining orders/in jail or prison</text:p>
          </table:table-cell>
          <table:table-cell table:style-name="ce15" table:formula="of:=[.B8]/([.B43]+[.B44])" office:value-type="percentage" office:value="0.495397869776102">
            <text:p>50%</text:p>
          </table:table-cell>
          <table:table-cell table:number-columns-repeated="2"/>
          <table:table-cell office:value-type="string">
            <text:p>even mandate, the arraigning court to issue a criminal protective order as a condition of bail or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2"/>
          <table:table-cell office:value-type="string">
            <text:p>other form of pretrial release. … Criminal court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2"/>
          <table:table-cell office:value-type="string">
            <text:p>orders of protection may also be issued as part of the court’s sentence after conviction." {footnotes omitted}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3">
          <table:table-cell office:value-type="string">
            <text:p>active restraining orders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>
            <text:p>restraining-order prevalence (per 1000 adults)</text:p>
          </table:table-cell>
          <table:table-cell table:style-name="ce16" table:formula="of:=[.B8]*1000/[.B47]" office:value-type="float" office:value="4.95664155960643">
            <text:p><text:s/>4.96 </text:p>
          </table:table-cell>
          <table:table-cell table:number-columns-repeated="2"/>
          <table:table-cell office:value-type="string">
            <text:p>also New York State Office (2000) p. 29</text:p>
          </table:table-cell>
          <table:table-cell table:number-columns-repeated="1019"/>
        </table:table-row>
        <table:table-row table:style-name="ro4">
          <table:table-cell office:value-type="string">
            <text:p>no-contact share</text:p>
          </table:table-cell>
          <table:table-cell table:style-name="ce15" office:value-type="percentage" office:value="0.9">
            <text:p>90%</text:p>
          </table:table-cell>
          <table:table-cell table:number-columns-repeated="2"/>
          <table:table-cell office:value-type="string">
            <text:p>New York State Office for the Prevention of Domestic Violence (2000). Family Protection and Domestic Violence Intervention Act of 1994: evaluation of the mandatory arrest provisions; third interim report to the Governor and the Legislature.</text:p>
          </table:table-cell>
          <table:table-cell table:number-columns-repeated="1019"/>
        </table:table-row>
        <table:table-row table:style-name="ro3">
          <table:table-cell office:value-type="string">
            <text:p>no-contact restraints (per 1000 adults)</text:p>
          </table:table-cell>
          <table:table-cell table:style-name="ce16" table:formula="of:=[.B60]*[.B61]" office:value-type="float" office:value="4.46097740364579">
            <text:p><text:s/>4.46 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2"/>
          <table:table-cell office:value-type="string">
            <text:p>Statistic on persons under conventional control of the criminal justice system: Table 1 in</text:p>
          </table:table-cell>
          <table:table-cell table:number-columns-repeated="1019"/>
        </table:table-row>
        <table:table-row table:style-name="ro3">
          <table:table-cell office:value-type="string">
            <text:p>historical comparison:</text:p>
          </table:table-cell>
          <table:table-cell table:style-name="ce12"/>
          <table:table-cell table:number-columns-repeated="2"/>
          <table:table-cell office:value-type="string">
            <text:p>Glaze, Lauren E. (2010). Correctional Populations in the Unites States, 2009. Office of Justice Programs U.S. Department of Justice, Bureau of Justice Statistics, available at http://www.bjs.gov/index.cfm?ty=pbdetail&amp;iid=2316.</text:p>
          </table:table-cell>
          <table:table-cell table:number-columns-repeated="1019"/>
        </table:table-row>
        <table:table-row table:style-name="ro3">
          <table:table-cell office:value-type="string">
            <text:p>1840 est. US pop. ages 15&amp; over</text:p>
          </table:table-cell>
          <table:table-cell table:style-name="ce11" office:value-type="float" office:value="9989240.96423688">
            <text:p>9,989,241</text:p>
          </table:table-cell>
          <table:table-cell table:number-columns-repeated="1022"/>
        </table:table-row>
        <table:table-row table:style-name="ro3">
          <table:table-cell office:value-type="string">
            <text:p>est. prisoners held under separate/silent systems</text:p>
          </table:table-cell>
          <table:table-cell table:style-name="ce12" office:value-type="float" office:value="4000">
            <text:p>4000</text:p>
          </table:table-cell>
          <table:table-cell table:number-columns-repeated="2"/>
          <table:table-cell office:value-type="string">
            <text:p>For separate/silence system prevalence, see</text:p>
          </table:table-cell>
          <table:table-cell table:number-columns-repeated="1019"/>
        </table:table-row>
        <table:table-row table:style-name="ro3">
          <table:table-cell office:value-type="string">
            <text:p>silence prevalence (per 1000 adults)</text:p>
          </table:table-cell>
          <table:table-cell table:style-name="ce17" table:formula="of:=[.B66]*1000/[.B65]" office:value-type="float" office:value="0.400430824956637">
            <text:p>0.40</text:p>
          </table:table-cell>
          <table:table-cell table:number-columns-repeated="2"/>
          <table:table-cell office:value-type="string">
            <text:p>prisoners-us-population-deaths-1820-43:"other tabulated dataset"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office:value-type="string">
            <text:p>population-us:"other pop states"</text:p>
          </table:table-cell>
          <table:table-cell table:number-columns-repeated="1019"/>
        </table:table-row>
      </table:table>
      <table:table table:name="civil orders" table:style-name="ta2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6" table:number-columns-repeated="1013" table:default-cell-style-name="ce20"/>
        <table:table-row table:style-name="ro6">
          <table:table-cell table:style-name="ce18" office:value-type="string" table:number-columns-spanned="6" table:number-rows-spanned="1">
            <text:p>Civil petitions for restraining orders (orders of protection) in 2008</text:p>
          </table:table-cell>
          <table:covered-table-cell table:number-columns-repeated="5" table:style-name="ce19"/>
          <table:table-cell table:style-name="ce19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6">
          <table:table-cell table:style-name="ce19" table:number-columns-repeated="7"/>
          <table:table-cell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6">
          <table:table-cell table:style-name="ce19"/>
          <table:table-cell table:style-name="ce19" office:value-type="string">
            <text:p>category re-estimates</text:p>
          </table:table-cell>
          <table:table-cell office:value-type="string">
            <text:p>civil petitions</text:p>
          </table:table-cell>
          <table:table-cell table:style-name="ce19" table:number-columns-repeated="4"/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6">
          <table:table-cell table:style-name="ce19"/>
          <table:table-cell table:style-name="ce19" office:value-type="string">
            <text:p>est. total restraining-order petitions</text:p>
          </table:table-cell>
          <table:table-cell table:style-name="ce22" table:formula="of:=[.C12]+[.C20]" office:value-type="float" office:value="1127904.40231751">
            <text:p><text:s/>1,127,904 </text:p>
          </table:table-cell>
          <table:table-cell table:style-name="ce29"/>
          <table:table-cell table:style-name="ce19" table:number-columns-repeated="3"/>
          <table:table-cell table:number-columns-repeated="1017"/>
        </table:table-row>
        <table:table-row table:style-name="ro6">
          <table:table-cell table:style-name="ce19"/>
          <table:table-cell table:style-name="ce19" office:value-type="string">
            <text:p>est. domestic total</text:p>
          </table:table-cell>
          <table:table-cell table:style-name="ce22" table:formula="of:=[.C4]-[.C6]" office:value-type="float" office:value="995395.663887195">
            <text:p><text:s/>995,396 </text:p>
          </table:table-cell>
          <table:table-cell table:style-name="ce19" table:number-columns-repeated="4"/>
          <table:table-cell table:number-columns-repeated="1017"/>
        </table:table-row>
        <table:table-row table:style-name="ro6">
          <table:table-cell table:style-name="ce19"/>
          <table:table-cell table:style-name="ce19" office:value-type="string">
            <text:p>est. non-domestic total</text:p>
          </table:table-cell>
          <table:table-cell table:style-name="ce22" table:formula="of:=[.C25]" office:value-type="float" office:value="132508.738430318">
            <text:p><text:s/>132,509 </text:p>
          </table:table-cell>
          <table:table-cell table:style-name="ce19" table:number-columns-repeated="4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8" office:value-type="string" table:number-columns-spanned="2" table:number-rows-spanned="1">
            <text:p>reported domestic violence restraining orders</text:p>
          </table:table-cell>
          <table:covered-table-cell table:style-name="ce19"/>
          <table:table-cell table:number-columns-repeated="1021"/>
        </table:table-row>
        <table:table-row table:style-name="ro6">
          <table:table-cell table:number-columns-repeated="3"/>
          <table:table-cell table:style-name="ce30" office:value-type="string" table:number-columns-spanned="2" table:number-rows-spanned="1">
            <text:p>per 1000 adults</text:p>
          </table:table-cell>
          <table:covered-table-cell table:style-name="ce33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ivil petitions</text:p>
          </table:table-cell>
          <table:table-cell office:value-type="string">
            <text:p>aggregate</text:p>
          </table:table-cell>
          <table:table-cell office:value-type="string">
            <text:p>median across states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est. total petititons</text:p>
          </table:table-cell>
          <table:table-cell table:style-name="ce23" table:formula="of:=SUM([.C13:.C15])" office:value-type="float" office:value="1012081.40231751">
            <text:p><text:s/>1,012,081 </text:p>
          </table:table-cell>
          <table:table-cell table:number-columns-repeated="7"/>
          <table:table-cell office:value-type="string">
            <text:p>non-DV petitions not included in this estimate to extent possible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tate data total</text:p>
          </table:table-cell>
          <table:table-cell table:style-name="ce23" table:formula="of:=SUM([.E33:.E53])" office:value-type="float" office:value="633616.933005998">
            <text:p><text:s/>633,617 </text:p>
          </table:table-cell>
          <table:table-cell table:style-name="ce31" table:formula="of:=[.C13]*1000/SUM([.C33:.C53])" office:value-type="float" office:value="4.14398149017436">
            <text:p>4.1</text:p>
          </table:table-cell>
          <table:table-cell table:style-name="ce34" table:formula="of:=MEDIAN([.F33:.F53])" office:value-type="float" office:value="4.4280306484288">
            <text:p><text:s/>4.4 </text:p>
          </table:table-cell>
          <table:table-cell table:number-columns-repeated="2"/>
          <table:table-cell table:style-name="ce34" table:number-columns-repeated="2"/>
          <table:table-cell table:number-columns-repeated="1015"/>
        </table:table-row>
        <table:table-row table:style-name="ro6">
          <table:table-cell/>
          <table:table-cell office:value-type="string">
            <text:p>est. other NCSC reporting</text:p>
          </table:table-cell>
          <table:table-cell table:style-name="ce23" table:formula="of:=SUM([.D54:.D73])" office:value-type="float" office:value="225942.39">
            <text:p><text:s/>225,942 </text:p>
          </table:table-cell>
          <table:table-cell table:style-name="ce31" table:formula="of:=[.C14]*1000/SUM([.C54:.C73])" office:value-type="float" office:value="5.02618721728691">
            <text:p>5.0</text:p>
          </table:table-cell>
          <table:table-cell table:style-name="ce34" table:formula="of:=MEDIAN([.F54:.F73])" office:value-type="float" office:value="4.3050024310053">
            <text:p><text:s/>4.3 </text:p>
          </table:table-cell>
          <table:table-cell table:number-columns-repeated="2"/>
          <table:table-cell table:style-name="ce34" table:number-columns-repeated="2"/>
          <table:table-cell table:number-columns-repeated="1015"/>
        </table:table-row>
        <table:table-row table:style-name="ro6">
          <table:table-cell/>
          <table:table-cell office:value-type="string">
            <text:p>est. neither state data nor NCSC</text:p>
          </table:table-cell>
          <table:table-cell table:style-name="ce23" table:formula="of:=SUM([.C74:.C84])*[.D15]/1000" office:value-type="float" office:value="152522.079311515">
            <text:p><text:s/>152,522 </text:p>
          </table:table-cell>
          <table:table-cell table:style-name="ce31" table:formula="of:=([.C13]+[.C14])*1000/SUM([.C33:.C73])" office:value-type="float" office:value="4.34442179691675">
            <text:p>4.3</text:p>
          </table:table-cell>
          <table:table-cell table:number-columns-repeated="6"/>
          <table:table-cell office:value-type="string">
            <text:p>number calculated from aggregate per 1000 adults for states with data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3"/>
          <table:table-cell table:style-name="ce31"/>
          <table:table-cell table:number-columns-repeated="1020"/>
        </table:table-row>
        <table:table-row table:style-name="ro6">
          <table:table-cell table:number-columns-repeated="2"/>
          <table:table-cell table:style-name="ce23"/>
          <table:table-cell table:number-columns-repeated="1021"/>
        </table:table-row>
        <table:table-row table:style-name="ro6">
          <table:table-cell/>
          <table:table-cell table:style-name="ce18" office:value-type="string" table:number-columns-spanned="2" table:number-rows-spanned="1">
            <text:p>reported other restraining order petitions</text:p>
          </table:table-cell>
          <table:covered-table-cell table:style-name="ce19"/>
          <table:table-cell table:number-columns-repeated="1021"/>
        </table:table-row>
        <table:table-row table:style-name="ro7">
          <table:table-cell/>
          <table:table-cell office:value-type="string">
            <text:p>state category</text:p>
          </table:table-cell>
          <table:table-cell table:style-name="ce24" office:value-type="string" office:string-value="other petitions">
            <text:p><text:s/>other petitions </text:p>
          </table:table-cell>
          <table:table-cell table:style-name="ce21" office:value-type="string">
            <text:p>population</text:p>
          </table:table-cell>
          <table:table-cell table:style-name="ce21" office:value-type="string">
            <text:p>per 1000 adults</text:p>
          </table:table-cell>
          <table:table-cell table:style-name="ce21" office:value-type="string">
            <text:p>domestic petitions</text:p>
          </table:table-cell>
          <table:table-cell table:style-name="ce21" office:value-type="string">
            <text:p>total petitions (DV &amp; non-DV)</text:p>
          </table:table-cell>
          <table:table-cell table:style-name="ce21" office:value-type="string">
            <text:p>other in total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reporting petition groups</text:p>
          </table:table-cell>
          <table:table-cell table:style-name="ce23" table:formula="of:=SUM([.H33:.H84])" office:value-type="float" office:value="115823">
            <text:p><text:s/>115,823 </text:p>
          </table:table-cell>
          <table:table-cell table:style-name="ce23" table:formula="of:=45562572+[.C44]" office:value-type="float" office:value="60402838">
            <text:p><text:s/>60,402,838 </text:p>
          </table:table-cell>
          <table:table-cell table:style-name="ce31" office:value-type="float" office:value="2.13477851952695">
            <text:p>2.1</text:p>
          </table:table-cell>
          <table:table-cell table:style-name="ce23" table:formula="of:=194128.99+[.E44]" office:value-type="float" office:value="267481.212222222">
            <text:p><text:s/>267,481 </text:p>
          </table:table-cell>
          <table:table-cell table:style-name="ce23" table:formula="of:=[.C20]+[.F20]" office:value-type="float" office:value="383304.212222222">
            <text:p><text:s/>383,304 </text:p>
          </table:table-cell>
          <table:table-cell table:style-name="ce25" table:formula="of:=[.C20]/[.G20]" office:value-type="percentage" office:value="0.302169911800633">
            <text:p>30%</text:p>
          </table:table-cell>
          <table:table-cell table:number-columns-repeated="2"/>
          <table:table-cell office:value-type="string">
            <text:p>Explicitly reported other restraining orders in state data (see table below)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with statutory basis (Caplin) + {FL, MA, NY}</text:p>
          </table:table-cell>
          <table:table-cell table:style-name="ce23"/>
          <table:table-cell table:style-name="ce28" table:formula="of:=123737675+[.C44]" office:value-type="float" office:value="138577941">
            <text:p><text:s/>138,577,941 </text:p>
          </table:table-cell>
          <table:table-cell table:number-columns-repeated="2"/>
          <table:table-cell table:style-name="ce28" table:formula="of:=570634.46992937+[.E44]+[.H44]" office:value-type="float" office:value="662543.692151592">
            <text:p><text:s/>662,544 </text:p>
          </table:table-cell>
          <table:table-cell table:number-columns-repeated="3"/>
          <table:table-cell office:value-type="string">
            <text:p>est. non-domestic share is based on: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28"/>
          <table:table-cell table:number-columns-repeated="2"/>
          <table:table-cell table:style-name="ce23"/>
          <table:table-cell table:style-name="ce28"/>
          <table:table-cell table:number-columns-repeated="2"/>
          <table:table-cell office:value-type="string">
            <text:p>1) In Las Vegas Justice Court, which issues restraining orders against harassment in formally non-domestic cases,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additional estimates</text:p>
          </table:table-cell>
          <table:table-cell table:style-name="ce23"/>
          <table:table-cell table:number-columns-repeated="7"/>
          <table:table-cell office:value-type="string">
            <text:p>act, about 50% of such orders were actually between parties having a domestic relation, as commonly 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non-DV share in eligible</text:p>
          </table:table-cell>
          <table:table-cell table:style-name="ce25" office:value-type="percentage" office:value="0.2">
            <text:p>20%</text:p>
          </table:table-cell>
          <table:table-cell table:number-columns-repeated="7"/>
          <table:table-cell office:value-type="string">
            <text:p>defined in domestic-violence law. <text:s/>Formally non-domestic petitions account for about 33% of total petitions, 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<text:s/>total non-DV </text:p>
          </table:table-cell>
          <table:table-cell table:style-name="ce23" table:formula="of:=[.G21]*[.C24]" office:value-type="float" office:value="132508.738430318">
            <text:p><text:s/>132,509 </text:p>
          </table:table-cell>
          <table:table-cell table:number-columns-repeated="7"/>
          <table:table-cell office:value-type="string">
            <text:p>when reported separately.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DV total adjustment for non-DV</text:p>
          </table:table-cell>
          <table:table-cell table:style-name="ce26" table:formula="of:=[.C20]-[.C25]" office:value-type="float" office:value="-16685.7384303185">
            <text:p>-16,686</text:p>
          </table:table-cell>
          <table:table-cell table:number-columns-repeated="7"/>
          <table:table-cell office:value-type="string">
            <text:p>2) jail inmates reporting ever have been subject to a restraining order (2002) 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5"/>
          <table:table-cell table:style-name="ce28" table:number-columns-repeated="2"/>
          <table:table-cell table:number-columns-repeated="2"/>
          <table:table-cell table:style-name="ce23"/>
          <table:table-cell table:number-columns-repeated="2"/>
          <table:table-cell office:value-type="string">
            <text:p>reported 20% from "friend/ex-friend" or "other non-relative". <text:s/>See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3"/>
          <table:table-cell table:style-name="ce28"/>
          <table:table-cell table:number-columns-repeated="3"/>
          <table:table-cell table:style-name="ce23"/>
          <table:table-cell table:number-columns-repeated="2"/>
          <table:table-cell office:value-type="string">
            <text:p>punishment-us-restraining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30" office:value-type="string" table:number-columns-spanned="5" table:number-rows-spanned="1">
            <text:p>retraining orders, new case filing</text:p>
          </table:table-cell>
          <table:covered-table-cell table:number-columns-repeated="4" table:style-name="ce33"/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state population</text:p>
          </table:table-cell>
          <table:table-cell table:style-name="ce30" office:value-type="string" table:number-columns-spanned="3" table:number-rows-spanned="1">
            <text:p>for domestic violence</text:p>
          </table:table-cell>
          <table:covered-table-cell table:number-columns-repeated="2" table:style-name="ce33"/>
          <table:table-cell table:style-name="ce18" office:value-type="string" table:number-columns-spanned="3" table:number-rows-spanned="1">
            <text:p>other restraining orders</text:p>
          </table:table-cell>
          <table:covered-table-cell table:number-columns-repeated="2" table:style-name="ce19"/>
          <table:table-cell table:number-columns-repeated="1015"/>
        </table:table-row>
        <table:table-row table:style-name="ro8">
          <table:table-cell table:style-name="ce21" office:value-type="string">
            <text:p>ln</text:p>
          </table:table-cell>
          <table:table-cell table:style-name="ce21" office:value-type="string">
            <text:p>state</text:p>
          </table:table-cell>
          <table:table-cell table:style-name="ce7" office:value-type="string" office:string-value="2008 pop., age 18 &amp; over">
            <text:p><text:s/>2008 pop., age 18 &amp; over </text:p>
          </table:table-cell>
          <table:table-cell table:style-name="ce21" office:value-type="string">
            <text:p>est. NCSC</text:p>
          </table:table-cell>
          <table:table-cell table:style-name="ce21" office:value-type="string">
            <text:p>state statistical pubs</text:p>
          </table:table-cell>
          <table:table-cell table:style-name="ce21" office:value-type="string">
            <text:p>per 1000 adults</text:p>
          </table:table-cell>
          <table:table-cell table:style-name="ce21" office:value-type="string">
            <text:p>statutory basis (Caplin)</text:p>
          </table:table-cell>
          <table:table-cell table:style-name="ce21" office:value-type="string">
            <text:p>state statistics pubs</text:p>
          </table:table-cell>
          <table:table-cell table:style-name="ce21" office:value-type="string">
            <text:p>category label</text:p>
          </table:table-cell>
          <table:table-cell table:style-name="ce21"/>
          <table:table-cell table:style-name="ce21" office:value-type="string">
            <text:p>for National Center for State Courts (NCSC) data, see</text:p>
          </table:table-cell>
          <table:table-cell table:style-name="ce21" table:number-columns-repeated="101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Arizona</text:p>
          </table:table-cell>
          <table:table-cell table:style-name="ce27" office:value-type="float" office:value="4651711">
            <text:p><text:s/>4,651,711 </text:p>
          </table:table-cell>
          <table:table-cell table:style-name="ce32" office:value-type="float" office:value="40310">
            <text:p>40,310</text:p>
          </table:table-cell>
          <table:table-cell table:style-name="ce28" office:value-type="float" office:value="32334">
            <text:p><text:s/>32,334 </text:p>
          </table:table-cell>
          <table:table-cell table:style-name="ce39" table:formula="of:=[.E33]*1000/[.C33]" office:value-type="float" office:value="6.95099072147861">
            <text:p><text:s/>7.0 </text:p>
          </table:table-cell>
          <table:table-cell table:style-name="ce40" office:value-type="string">
            <text:p>yes</text:p>
          </table:table-cell>
          <table:table-cell table:style-name="ce28" office:value-type="float" office:value="21715">
            <text:p><text:s/>21,715 </text:p>
          </table:table-cell>
          <table:table-cell table:style-name="ce28" office:value-type="string" office:string-value="injunctions against harassment">
            <text:p><text:s/>injunctions against harassment </text:p>
          </table:table-cell>
          <table:table-cell/>
          <table:table-cell office:value-type="string">
            <text:p>punishment-us-dv-ncsc</text:p>
          </table:table-cell>
          <table:table-cell table:number-columns-repeated="1013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California</text:p>
          </table:table-cell>
          <table:table-cell table:style-name="ce27" office:value-type="float" office:value="27282716">
            <text:p><text:s/>27,282,716 </text:p>
          </table:table-cell>
          <table:table-cell table:style-name="ce32"/>
          <table:table-cell table:style-name="ce35" office:value-type="float" office:value="124265.439980589">
            <text:p>124,265</text:p>
          </table:table-cell>
          <table:table-cell table:style-name="ce39" table:formula="of:=[.E34]*1000/[.C34]" office:value-type="float" office:value="4.55473128044103">
            <text:p><text:s/>4.6 </text:p>
          </table:table-cell>
          <table:table-cell table:style-name="ce40" office:value-type="string">
            <text:p>yes</text:p>
          </table:table-cell>
          <table:table-cell table:style-name="ce35" table:number-columns-repeated="2"/>
          <table:table-cell table:number-columns-repeated="1015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olorado</text:p>
          </table:table-cell>
          <table:table-cell table:style-name="ce27" office:value-type="float" office:value="3686441">
            <text:p><text:s/>3,686,441 </text:p>
          </table:table-cell>
          <table:table-cell table:style-name="ce32" office:value-type="float" office:value="7803">
            <text:p>7,803</text:p>
          </table:table-cell>
          <table:table-cell table:style-name="ce27" office:value-type="float" office:value="6967">
            <text:p><text:s/>6,967 </text:p>
          </table:table-cell>
          <table:table-cell table:style-name="ce39" table:formula="of:=[.E35]*1000/[.C35]" office:value-type="float" office:value="1.88989868548011">
            <text:p><text:s/>1.9 </text:p>
          </table:table-cell>
          <table:table-cell table:style-name="ce40" office:value-type="string">
            <text:p>no</text:p>
          </table:table-cell>
          <table:table-cell table:style-name="ce27" office:value-type="float" office:value="6560">
            <text:p><text:s/>6,560 </text:p>
          </table:table-cell>
          <table:table-cell table:style-name="ce27" office:value-type="string" office:string-value="&quot;restraining order&quot; vs &quot;restraining order domestic abuse&quot;">
            <text:p><text:s/>"restraining order" vs "restraining order domestic abuse" </text:p>
          </table:table-cell>
          <table:table-cell/>
          <table:table-cell office:value-type="string">
            <text:p>for state-specific data, see</text:p>
          </table:table-cell>
          <table:table-cell table:number-columns-repeated="1013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onnecticut</text:p>
          </table:table-cell>
          <table:table-cell table:style-name="ce27" office:value-type="float" office:value="2718953">
            <text:p><text:s/>2,718,953 </text:p>
          </table:table-cell>
          <table:table-cell table:style-name="ce32" office:value-type="float" office:value="8514">
            <text:p>8,514</text:p>
          </table:table-cell>
          <table:table-cell table:style-name="ce27" office:value-type="float" office:value="12821.3562828593">
            <text:p><text:s/>12,821 </text:p>
          </table:table-cell>
          <table:table-cell table:style-name="ce39" table:formula="of:=[.E36]*1000/[.C36]" office:value-type="float" office:value="4.71554906718112">
            <text:p><text:s/>4.7 </text:p>
          </table:table-cell>
          <table:table-cell table:style-name="ce40" office:value-type="string">
            <text:p>no</text:p>
          </table:table-cell>
          <table:table-cell table:style-name="ce27" table:number-columns-repeated="2"/>
          <table:table-cell/>
          <table:table-cell office:value-type="string">
            <text:p>punishment-us-dv-states</text:p>
          </table:table-cell>
          <table:table-cell table:number-columns-repeated="1013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Florida</text:p>
          </table:table-cell>
          <table:table-cell table:style-name="ce27" office:value-type="float" office:value="14508933">
            <text:p><text:s/>14,508,933 </text:p>
          </table:table-cell>
          <table:table-cell table:style-name="ce32" office:value-type="float" office:value="117940">
            <text:p>117,940</text:p>
          </table:table-cell>
          <table:table-cell table:style-name="ce27" office:value-type="float" office:value="64246">
            <text:p><text:s/>64,246 </text:p>
          </table:table-cell>
          <table:table-cell table:style-name="ce39" table:formula="of:=[.E37]*1000/[.C37]" office:value-type="float" office:value="4.4280306484288">
            <text:p><text:s/>4.4 </text:p>
          </table:table-cell>
          <table:table-cell table:style-name="ce40" office:value-type="string">
            <text:p>no</text:p>
          </table:table-cell>
          <table:table-cell table:style-name="ce27" office:value-type="float" office:value="31690">
            <text:p><text:s/>31,690 </text:p>
          </table:table-cell>
          <table:table-cell table:style-name="ce27" office:value-type="string" office:string-value="repeat violence">
            <text:p><text:s/>repeat violence </text:p>
          </table:table-cell>
          <table:table-cell table:number-columns-repeated="1015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Illinois</text:p>
          </table:table-cell>
          <table:table-cell table:style-name="ce27" office:value-type="float" office:value="9593637">
            <text:p><text:s/>9,593,637 </text:p>
          </table:table-cell>
          <table:table-cell table:style-name="ce32" office:value-type="float" office:value="49283">
            <text:p>49,283</text:p>
          </table:table-cell>
          <table:table-cell table:style-name="ce28" office:value-type="float" office:value="49266">
            <text:p><text:s/>49,266 </text:p>
          </table:table-cell>
          <table:table-cell table:style-name="ce39" table:formula="of:=[.E38]*1000/[.C38]" office:value-type="float" office:value="5.13527872693119">
            <text:p><text:s/>5.1 </text:p>
          </table:table-cell>
          <table:table-cell table:style-name="ce40" office:value-type="string">
            <text:p>no</text:p>
          </table:table-cell>
          <table:table-cell table:style-name="ce28" table:number-columns-repeated="2"/>
          <table:table-cell/>
          <table:table-cell office:value-type="string">
            <text:p>where state data distinguishes between domestic violenc and other restraining</text:p>
          </table:table-cell>
          <table:table-cell table:number-columns-repeated="1013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Iowa</text:p>
          </table:table-cell>
          <table:table-cell table:style-name="ce27" office:value-type="float" office:value="2291076">
            <text:p><text:s/>2,291,076 </text:p>
          </table:table-cell>
          <table:table-cell table:style-name="ce32" office:value-type="float" office:value="6676">
            <text:p>6,676</text:p>
          </table:table-cell>
          <table:table-cell table:style-name="ce28" office:value-type="float" office:value="8804">
            <text:p><text:s/>8,804 </text:p>
          </table:table-cell>
          <table:table-cell table:style-name="ce39" table:formula="of:=[.E39]*1000/[.C39]" office:value-type="float" office:value="3.84273590225728">
            <text:p><text:s/>3.8 </text:p>
          </table:table-cell>
          <table:table-cell table:style-name="ce40" office:value-type="string">
            <text:p>no</text:p>
          </table:table-cell>
          <table:table-cell table:style-name="ce28" table:number-columns-repeated="2"/>
          <table:table-cell/>
          <table:table-cell office:value-type="string">
            <text:p>orders, the domestic violence restraining order figure is used here</text:p>
          </table:table-cell>
          <table:table-cell table:number-columns-repeated="101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Kentucky</text:p>
          </table:table-cell>
          <table:table-cell table:style-name="ce27" office:value-type="float" office:value="3267877">
            <text:p><text:s/>3,267,877 </text:p>
          </table:table-cell>
          <table:table-cell table:style-name="ce32" office:value-type="float" office:value="26845.17">
            <text:p>26,845</text:p>
          </table:table-cell>
          <table:table-cell table:style-name="ce27" office:value-type="float" office:value="25908">
            <text:p><text:s/>25,908 </text:p>
          </table:table-cell>
          <table:table-cell table:style-name="ce39" table:formula="of:=[.E40]*1000/[.C40]" office:value-type="float" office:value="7.92808297252314">
            <text:p><text:s/>7.9 </text:p>
          </table:table-cell>
          <table:table-cell table:style-name="ce40" office:value-type="string">
            <text:p>no</text:p>
          </table:table-cell>
          <table:table-cell table:style-name="ce27" table:number-columns-repeated="2"/>
          <table:table-cell table:number-columns-repeated="1015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Massachusetts</text:p>
          </table:table-cell>
          <table:table-cell table:style-name="ce27" office:value-type="float" office:value="5039240">
            <text:p><text:s/>5,039,240 </text:p>
          </table:table-cell>
          <table:table-cell table:style-name="ce32" office:value-type="float" office:value="23838.72">
            <text:p>23,839</text:p>
          </table:table-cell>
          <table:table-cell table:style-name="ce27" office:value-type="float" office:value="34960">
            <text:p><text:s/>34,960 </text:p>
          </table:table-cell>
          <table:table-cell table:style-name="ce39" table:formula="of:=[.E41]*1000/[.C41]" office:value-type="float" office:value="6.93755407561458">
            <text:p><text:s/>6.9 </text:p>
          </table:table-cell>
          <table:table-cell table:style-name="ce40" office:value-type="string">
            <text:p>no</text:p>
          </table:table-cell>
          <table:table-cell table:style-name="ce27" office:value-type="float" office:value="800">
            <text:p><text:s/>800 </text:p>
          </table:table-cell>
          <table:table-cell table:style-name="ce27" office:value-type="string">
            <text:p>FY2011, harrassment orders</text:p>
          </table:table-cell>
          <table:table-cell/>
          <table:table-cell office:value-type="string">
            <text:p>Harassment orders may include a significant share of DV orders. <text:s/>See Nevada data.</text:p>
          </table:table-cell>
          <table:table-cell table:number-columns-repeated="101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Missouri</text:p>
          </table:table-cell>
          <table:table-cell table:style-name="ce27" office:value-type="float" office:value="4494971">
            <text:p><text:s/>4,494,971 </text:p>
          </table:table-cell>
          <table:table-cell table:style-name="ce32" office:value-type="float" office:value="54299.28">
            <text:p>54,299</text:p>
          </table:table-cell>
          <table:table-cell table:style-name="ce27" office:value-type="float" office:value="41357">
            <text:p><text:s/>41,357 </text:p>
          </table:table-cell>
          <table:table-cell table:style-name="ce39" table:formula="of:=[.E42]*1000/[.C42]" office:value-type="float" office:value="9.2007267677589">
            <text:p><text:s/>9.2 </text:p>
          </table:table-cell>
          <table:table-cell table:style-name="ce40" office:value-type="string">
            <text:p>yes</text:p>
          </table:table-cell>
          <table:table-cell table:style-name="ce27"/>
          <table:table-cell table:style-name="ce27" office:value-type="string" office:string-value="stalking included in domestic">
            <text:p><text:s/>stalking included in domestic </text:p>
          </table:table-cell>
          <table:table-cell table:number-columns-repeated="1015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Nevada</text:p>
          </table:table-cell>
          <table:table-cell table:style-name="ce27" office:value-type="float" office:value="1991009">
            <text:p><text:s/>1,991,009 </text:p>
          </table:table-cell>
          <table:table-cell table:style-name="ce32" office:value-type="float" office:value="1662">
            <text:p>1,662</text:p>
          </table:table-cell>
          <table:table-cell table:style-name="ce36" office:value-type="float" office:value="11761">
            <text:p>11,761</text:p>
          </table:table-cell>
          <table:table-cell table:style-name="ce39" table:formula="of:=[.E43]*1000/[.C43]" office:value-type="float" office:value="5.90705516650101">
            <text:p><text:s/>5.9 </text:p>
          </table:table-cell>
          <table:table-cell table:style-name="ce40" office:value-type="string">
            <text:p>yes</text:p>
          </table:table-cell>
          <table:table-cell table:style-name="ce36" office:value-type="float" office:value="5693">
            <text:p>5,693</text:p>
          </table:table-cell>
          <table:table-cell table:style-name="ce36" office:value-type="string">
            <text:p>Protection Order (non-domestic violence)</text:p>
          </table:table-cell>
          <table:table-cell/>
          <table:table-cell office:value-type="string">
            <text:p>Statutory basis (Caplin) is based on Caplin (2013)'s list of states that</text:p>
          </table:table-cell>
          <table:table-cell table:number-columns-repeated="101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New York</text:p>
          </table:table-cell>
          <table:table-cell table:style-name="ce27" office:value-type="float" office:value="14840266">
            <text:p><text:s/>14,840,266 </text:p>
          </table:table-cell>
          <table:table-cell table:style-name="ce32" office:value-type="float" office:value="61553.2">
            <text:p>61,553</text:p>
          </table:table-cell>
          <table:table-cell table:style-name="ce27" office:value-type="float" office:value="73352.2222222222">
            <text:p><text:s/>73,352 </text:p>
          </table:table-cell>
          <table:table-cell table:style-name="ce39" table:formula="of:=[.E44]*1000/[.C44]" office:value-type="float" office:value="4.94278352033732">
            <text:p><text:s/>4.9 </text:p>
          </table:table-cell>
          <table:table-cell table:style-name="ce40" office:value-type="string">
            <text:p>no</text:p>
          </table:table-cell>
          <table:table-cell table:style-name="ce27" office:value-type="float" office:value="18557">
            <text:p><text:s/>18,557 </text:p>
          </table:table-cell>
          <table:table-cell table:style-name="ce27" office:value-type="string" office:string-value="protection orders issued but not registered in the domestic violence protection order registry">
            <text:p><text:s/>protection orders issued but not registered in the domestic violence protection order registry </text:p>
          </table:table-cell>
          <table:table-cell/>
          <table:table-cell office:value-type="string">
            <text:p>"have statutes that allow any person to obtain an injunction against any other person, <text:s/>without regard to relationship, in response to unspecified behavior that causes forms of emotional distress other than fear of violence.</text:p>
          </table:table-cell>
          <table:table-cell table:number-columns-repeated="1013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Ohio</text:p>
          </table:table-cell>
          <table:table-cell table:style-name="ce27" office:value-type="float" office:value="8746423">
            <text:p><text:s/>8,746,423 </text:p>
          </table:table-cell>
          <table:table-cell table:style-name="ce32" office:value-type="float" office:value="20433">
            <text:p>20,433</text:p>
          </table:table-cell>
          <table:table-cell table:style-name="ce27" office:value-type="float" office:value="19457">
            <text:p><text:s/>19,457 </text:p>
          </table:table-cell>
          <table:table-cell table:style-name="ce39" table:formula="of:=[.E45]*1000/[.C45]" office:value-type="float" office:value="2.22456654566101">
            <text:p><text:s/>2.2 </text:p>
          </table:table-cell>
          <table:table-cell table:style-name="ce40" office:value-type="string">
            <text:p>yes</text:p>
          </table:table-cell>
          <table:table-cell table:style-name="ce27" table:number-columns-repeated="2"/>
          <table:table-cell/>
          <table:table-cell office:value-type="string">
            <text:p>See Caplin (2013), Statutory Appendix.</text:p>
          </table:table-cell>
          <table:table-cell table:number-columns-repeated="1013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Pennsylvania</text:p>
          </table:table-cell>
          <table:table-cell table:style-name="ce27" office:value-type="float" office:value="9791281">
            <text:p><text:s/>9,791,281 </text:p>
          </table:table-cell>
          <table:table-cell table:style-name="ce32"/>
          <table:table-cell table:style-name="ce37" office:value-type="float" office:value="38544">
            <text:p><text:s/>38,544 </text:p>
          </table:table-cell>
          <table:table-cell table:style-name="ce39" table:formula="of:=[.E46]*1000/[.C46]" office:value-type="float" office:value="3.9365635609886">
            <text:p><text:s/>3.9 </text:p>
          </table:table-cell>
          <table:table-cell table:style-name="ce40" office:value-type="string">
            <text:p>no</text:p>
          </table:table-cell>
          <table:table-cell table:style-name="ce37" table:number-columns-repeated="2"/>
          <table:table-cell/>
          <table:table-cell office:value-type="string">
            <text:p>Caplan, Aaron H. (2013). "Free Speech and Civil Harassment Orders." Hastings Law Journal vol. 64: 781-862.</text:p>
          </table:table-cell>
          <table:table-cell table:number-columns-repeated="1013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Tennessee</text:p>
          </table:table-cell>
          <table:table-cell table:style-name="ce27" office:value-type="float" office:value="4753057">
            <text:p><text:s/>4,753,057 </text:p>
          </table:table-cell>
          <table:table-cell table:style-name="ce32" office:value-type="float" office:value="8277.49">
            <text:p>8,277</text:p>
          </table:table-cell>
          <table:table-cell table:style-name="ce28" office:value-type="float" office:value="7399">
            <text:p><text:s/>7,399 </text:p>
          </table:table-cell>
          <table:table-cell table:style-name="ce39" table:formula="of:=[.E47]*1000/[.C47]" office:value-type="float" office:value="1.55668236253005">
            <text:p><text:s/>1.6 </text:p>
          </table:table-cell>
          <table:table-cell table:style-name="ce40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Texas</text:p>
          </table:table-cell>
          <table:table-cell table:style-name="ce27" office:value-type="float" office:value="17633122">
            <text:p><text:s/>17,633,122 </text:p>
          </table:table-cell>
          <table:table-cell table:style-name="ce32"/>
          <table:table-cell table:style-name="ce38" office:value-type="float" office:value="26544.9145203276">
            <text:p><text:s/>26,545 </text:p>
          </table:table-cell>
          <table:table-cell table:style-name="ce39" table:formula="of:=[.E48]*1000/[.C48]" office:value-type="float" office:value="1.50540071805365">
            <text:p><text:s/>1.5 </text:p>
          </table:table-cell>
          <table:table-cell table:style-name="ce40" office:value-type="string">
            <text:p>no</text:p>
          </table:table-cell>
          <table:table-cell table:style-name="ce38" table:number-columns-repeated="2"/>
          <table:table-cell table:number-columns-repeated="1015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Utah</text:p>
          </table:table-cell>
          <table:table-cell table:style-name="ce27" office:value-type="float" office:value="1825771">
            <text:p><text:s/>1,825,771 </text:p>
          </table:table-cell>
          <table:table-cell table:style-name="ce32" office:value-type="float" office:value="4792">
            <text:p>4,792</text:p>
          </table:table-cell>
          <table:table-cell table:style-name="ce28" office:value-type="float" office:value="4794">
            <text:p><text:s/>4,794 </text:p>
          </table:table-cell>
          <table:table-cell table:style-name="ce34" table:formula="of:=[.D49]*1000/[.C49]" office:value-type="float" office:value="2.62464460219819">
            <text:p><text:s/>2.6 </text:p>
          </table:table-cell>
          <table:table-cell table:style-name="ce41" office:value-type="string">
            <text:p>yes</text:p>
          </table:table-cell>
          <table:table-cell table:style-name="ce28" office:value-type="float" office:value="821">
            <text:p><text:s/>821 </text:p>
          </table:table-cell>
          <table:table-cell table:style-name="ce28" office:value-type="string" office:string-value="civil stalking">
            <text:p><text:s/>civil stalking </text:p>
          </table:table-cell>
          <table:table-cell table:number-columns-repeated="101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Vermont</text:p>
          </table:table-cell>
          <table:table-cell table:style-name="ce27" office:value-type="float" office:value="491551">
            <text:p><text:s/>491,551 </text:p>
          </table:table-cell>
          <table:table-cell table:style-name="ce32" office:value-type="float" office:value="3735.54">
            <text:p>3,736</text:p>
          </table:table-cell>
          <table:table-cell table:style-name="ce27" office:value-type="float" office:value="3650">
            <text:p><text:s/>3,650 </text:p>
          </table:table-cell>
          <table:table-cell table:style-name="ce39" table:formula="of:=[.E50]*1000/[.C50]" office:value-type="float" office:value="7.42547568817885">
            <text:p><text:s/>7.4 </text:p>
          </table:table-cell>
          <table:table-cell table:style-name="ce40" office:value-type="string">
            <text:p>no</text:p>
          </table:table-cell>
          <table:table-cell table:style-name="ce27" table:number-columns-repeated="2"/>
          <table:table-cell table:number-columns-repeated="1015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Virginia</text:p>
          </table:table-cell>
          <table:table-cell table:style-name="ce27" office:value-type="float" office:value="5995135">
            <text:p><text:s/>5,995,135 </text:p>
          </table:table-cell>
          <table:table-cell table:style-name="ce32" office:value-type="float" office:value="18876.48">
            <text:p>18,876</text:p>
          </table:table-cell>
          <table:table-cell table:style-name="ce27" office:value-type="float" office:value="22498">
            <text:p><text:s/>22,498 </text:p>
          </table:table-cell>
          <table:table-cell table:style-name="ce39" table:formula="of:=[.E51]*1000/[.C51]" office:value-type="float" office:value="3.75270948861035">
            <text:p><text:s/>3.8 </text:p>
          </table:table-cell>
          <table:table-cell table:style-name="ce40" office:value-type="string">
            <text:p>no</text:p>
          </table:table-cell>
          <table:table-cell table:style-name="ce27" table:number-columns-repeated="2"/>
          <table:table-cell table:number-columns-repeated="1015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Washington</text:p>
          </table:table-cell>
          <table:table-cell table:style-name="ce27" office:value-type="float" office:value="5001929">
            <text:p><text:s/>5,001,929 </text:p>
          </table:table-cell>
          <table:table-cell table:style-name="ce32" office:value-type="float" office:value="17714">
            <text:p>17,714</text:p>
          </table:table-cell>
          <table:table-cell table:style-name="ce27" office:value-type="float" office:value="17714">
            <text:p><text:s/>17,714 </text:p>
          </table:table-cell>
          <table:table-cell table:style-name="ce39" table:formula="of:=[.E52]*1000/[.C52]" office:value-type="float" office:value="3.5414337148728">
            <text:p><text:s/>3.5 </text:p>
          </table:table-cell>
          <table:table-cell table:style-name="ce40" office:value-type="string">
            <text:p>yes</text:p>
          </table:table-cell>
          <table:table-cell table:style-name="ce27" office:value-type="float" office:value="11862">
            <text:p><text:s/>11,862 </text:p>
          </table:table-cell>
          <table:table-cell table:style-name="ce27" office:value-type="string" office:string-value="Anti-harassment (Civil Harassment Protection)">
            <text:p><text:s/>Anti-harassment (Civil Harassment Protection) </text:p>
          </table:table-cell>
          <table:table-cell table:number-columns-repeated="1015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Wisconsin</text:p>
          </table:table-cell>
          <table:table-cell table:style-name="ce27" office:value-type="float" office:value="4295423">
            <text:p><text:s/>4,295,423 </text:p>
          </table:table-cell>
          <table:table-cell table:style-name="ce32" office:value-type="float" office:value="7819">
            <text:p>7,819</text:p>
          </table:table-cell>
          <table:table-cell table:style-name="ce28" office:value-type="float" office:value="6974">
            <text:p><text:s/>6,974 </text:p>
          </table:table-cell>
          <table:table-cell table:style-name="ce39" table:formula="of:=[.E53]*1000/[.C53]" office:value-type="float" office:value="1.62358864307427">
            <text:p><text:s/>1.6 </text:p>
          </table:table-cell>
          <table:table-cell table:style-name="ce40" office:value-type="string">
            <text:p>yes</text:p>
          </table:table-cell>
          <table:table-cell table:style-name="ce28" office:value-type="float" office:value="6253">
            <text:p><text:s/>6,253 </text:p>
          </table:table-cell>
          <table:table-cell table:style-name="ce28" office:value-type="string" office:string-value="harassment TRO">
            <text:p><text:s/>harassment TRO </text:p>
          </table:table-cell>
          <table:table-cell table:number-columns-repeated="1015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Alabama</text:p>
          </table:table-cell>
          <table:table-cell table:style-name="ce27" office:value-type="float" office:value="3583279">
            <text:p><text:s/>3,583,279 </text:p>
          </table:table-cell>
          <table:table-cell table:style-name="ce32" office:value-type="float" office:value="6792.9">
            <text:p>6,793</text:p>
          </table:table-cell>
          <table:table-cell table:style-name="ce28"/>
          <table:table-cell table:style-name="ce34" table:formula="of:=[.D54]*1000/[.C54]" office:value-type="float" office:value="1.8957217676882">
            <text:p><text:s/>1.9 </text:p>
          </table:table-cell>
          <table:table-cell table:style-name="ce40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Arkansas</text:p>
          </table:table-cell>
          <table:table-cell table:style-name="ce27" office:value-type="float" office:value="2168829">
            <text:p><text:s/>2,168,829 </text:p>
          </table:table-cell>
          <table:table-cell table:style-name="ce32" office:value-type="float" office:value="9076">
            <text:p>9,076</text:p>
          </table:table-cell>
          <table:table-cell table:style-name="ce28"/>
          <table:table-cell table:style-name="ce34" table:formula="of:=[.D55]*1000/[.C55]" office:value-type="float" office:value="4.18474669971676">
            <text:p><text:s/>4.2 </text:p>
          </table:table-cell>
          <table:table-cell table:style-name="ce40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District of Columbia</text:p>
          </table:table-cell>
          <table:table-cell table:style-name="ce27" office:value-type="float" office:value="477979">
            <text:p><text:s/>477,979 </text:p>
          </table:table-cell>
          <table:table-cell table:style-name="ce32" office:value-type="float" office:value="4461">
            <text:p>4,461</text:p>
          </table:table-cell>
          <table:table-cell table:style-name="ce28"/>
          <table:table-cell table:style-name="ce34" table:formula="of:=[.D56]*1000/[.C56]" office:value-type="float" office:value="9.33304601248172">
            <text:p><text:s/>9.3 </text:p>
          </table:table-cell>
          <table:table-cell table:style-name="ce40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Hawaii</text:p>
          </table:table-cell>
          <table:table-cell table:style-name="ce27" office:value-type="float" office:value="1031119">
            <text:p><text:s/>1,031,119 </text:p>
          </table:table-cell>
          <table:table-cell table:style-name="ce32" office:value-type="float" office:value="4532">
            <text:p>4,532</text:p>
          </table:table-cell>
          <table:table-cell table:style-name="ce28"/>
          <table:table-cell table:style-name="ce34" table:formula="of:=[.D57]*1000/[.C57]" office:value-type="float" office:value="4.39522499342947">
            <text:p><text:s/>4.4 </text:p>
          </table:table-cell>
          <table:table-cell table:style-name="ce41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Idaho</text:p>
          </table:table-cell>
          <table:table-cell table:style-name="ce27" office:value-type="float" office:value="1111973">
            <text:p><text:s/>1,111,973 </text:p>
          </table:table-cell>
          <table:table-cell table:style-name="ce32" office:value-type="float" office:value="4455">
            <text:p>4,455</text:p>
          </table:table-cell>
          <table:table-cell table:style-name="ce28"/>
          <table:table-cell table:style-name="ce34" table:formula="of:=[.D58]*1000/[.C58]" office:value-type="float" office:value="4.00639224153824">
            <text:p><text:s/>4.0 </text:p>
          </table:table-cell>
          <table:table-cell table:style-name="ce40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Kansas</text:p>
          </table:table-cell>
          <table:table-cell table:style-name="ce27" office:value-type="float" office:value="2093387">
            <text:p><text:s/>2,093,387 </text:p>
          </table:table-cell>
          <table:table-cell table:style-name="ce32" office:value-type="float" office:value="8033">
            <text:p>8,033</text:p>
          </table:table-cell>
          <table:table-cell table:style-name="ce28"/>
          <table:table-cell table:style-name="ce34" table:formula="of:=[.D59]*1000/[.C59]" office:value-type="float" office:value="3.83732200496134">
            <text:p><text:s/>3.8 </text:p>
          </table:table-cell>
          <table:table-cell table:style-name="ce41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Maine</text:p>
          </table:table-cell>
          <table:table-cell table:style-name="ce27" office:value-type="float" office:value="1048305">
            <text:p><text:s/>1,048,305 </text:p>
          </table:table-cell>
          <table:table-cell table:style-name="ce32" office:value-type="float" office:value="6123">
            <text:p>6,123</text:p>
          </table:table-cell>
          <table:table-cell table:style-name="ce28"/>
          <table:table-cell table:style-name="ce34" table:formula="of:=[.D60]*1000/[.C60]" office:value-type="float" office:value="5.84085738406284">
            <text:p><text:s/>5.8 </text:p>
          </table:table-cell>
          <table:table-cell table:style-name="ce41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Maryland</text:p>
          </table:table-cell>
          <table:table-cell table:style-name="ce27" office:value-type="float" office:value="4325751">
            <text:p><text:s/>4,325,751 </text:p>
          </table:table-cell>
          <table:table-cell table:style-name="ce32" office:value-type="float" office:value="29480">
            <text:p>29,480</text:p>
          </table:table-cell>
          <table:table-cell table:style-name="ce28"/>
          <table:table-cell table:style-name="ce34" table:formula="of:=[.D61]*1000/[.C61]" office:value-type="float" office:value="6.81500160318983">
            <text:p><text:s/>6.8 </text:p>
          </table:table-cell>
          <table:table-cell table:style-name="ce41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Michigan</text:p>
          </table:table-cell>
          <table:table-cell table:style-name="ce27" office:value-type="float" office:value="7528010">
            <text:p><text:s/>7,528,010 </text:p>
          </table:table-cell>
          <table:table-cell table:style-name="ce32" office:value-type="float" office:value="26842">
            <text:p>26,842</text:p>
          </table:table-cell>
          <table:table-cell table:style-name="ce28"/>
          <table:table-cell table:style-name="ce34" table:formula="of:=[.D62]*1000/[.C62]" office:value-type="float" office:value="3.56561694259173">
            <text:p><text:s/>3.6 </text:p>
          </table:table-cell>
          <table:table-cell table:style-name="ce41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Minnesota</text:p>
          </table:table-cell>
          <table:table-cell table:style-name="ce27" office:value-type="float" office:value="3962839">
            <text:p><text:s/>3,962,839 </text:p>
          </table:table-cell>
          <table:table-cell table:style-name="ce32" office:value-type="float" office:value="10832">
            <text:p>10,832</text:p>
          </table:table-cell>
          <table:table-cell table:style-name="ce28"/>
          <table:table-cell table:style-name="ce34" table:formula="of:=[.D63]*1000/[.C63]" office:value-type="float" office:value="2.73339391279837">
            <text:p><text:s/>2.7 </text:p>
          </table:table-cell>
          <table:table-cell table:style-name="ce41" office:value-type="string">
            <text:p>yes</text:p>
          </table:table-cell>
          <table:table-cell table:style-name="ce28" office:value-type="float" office:value="9918">
            <text:p><text:s/>9,918 </text:p>
          </table:table-cell>
          <table:table-cell table:style-name="ce28" office:value-type="string" office:string-value="FY2011, civil harassment">
            <text:p><text:s/>FY2011, civil harassment </text:p>
          </table:table-cell>
          <table:table-cell table:number-columns-repeated="1015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Nebraska</text:p>
          </table:table-cell>
          <table:table-cell table:style-name="ce27" office:value-type="float" office:value="1342591">
            <text:p><text:s/>1,342,591 </text:p>
          </table:table-cell>
          <table:table-cell table:style-name="ce32" office:value-type="float" office:value="6425.44">
            <text:p>6,425</text:p>
          </table:table-cell>
          <table:table-cell table:style-name="ce28"/>
          <table:table-cell table:style-name="ce34" table:formula="of:=[.D64]*1000/[.C64]" office:value-type="float" office:value="4.78585064252628">
            <text:p><text:s/>4.8 </text:p>
          </table:table-cell>
          <table:table-cell table:style-name="ce41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New Hampshire</text:p>
          </table:table-cell>
          <table:table-cell table:style-name="ce27" office:value-type="float" office:value="1019877">
            <text:p><text:s/>1,019,877 </text:p>
          </table:table-cell>
          <table:table-cell table:style-name="ce32" office:value-type="float" office:value="5988">
            <text:p>5,988</text:p>
          </table:table-cell>
          <table:table-cell table:style-name="ce28"/>
          <table:table-cell table:style-name="ce34" table:formula="of:=[.D65]*1000/[.C65]" office:value-type="float" office:value="5.87129624454714">
            <text:p><text:s/>5.9 </text:p>
          </table:table-cell>
          <table:table-cell table:style-name="ce41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New Mexico</text:p>
          </table:table-cell>
          <table:table-cell table:style-name="ce27" office:value-type="float" office:value="1499448">
            <text:p><text:s/>1,499,448 </text:p>
          </table:table-cell>
          <table:table-cell table:style-name="ce32" office:value-type="float" office:value="10876">
            <text:p>10,876</text:p>
          </table:table-cell>
          <table:table-cell table:style-name="ce28"/>
          <table:table-cell table:style-name="ce34" table:formula="of:=[.D66]*1000/[.C66]" office:value-type="float" office:value="7.25333589427576">
            <text:p><text:s/>7.3 </text:p>
          </table:table-cell>
          <table:table-cell table:style-name="ce41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North Carolina</text:p>
          </table:table-cell>
          <table:table-cell table:style-name="ce27" office:value-type="float" office:value="7057348">
            <text:p><text:s/>7,057,348 </text:p>
          </table:table-cell>
          <table:table-cell table:style-name="ce32" office:value-type="float" office:value="40192.6">
            <text:p>40,193</text:p>
          </table:table-cell>
          <table:table-cell table:style-name="ce28"/>
          <table:table-cell table:style-name="ce34" table:formula="of:=[.D67]*1000/[.C67]" office:value-type="float" office:value="5.69514214121225">
            <text:p><text:s/>5.7 </text:p>
          </table:table-cell>
          <table:table-cell table:style-name="ce41" office:value-type="string">
            <text:p>yes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North Dakota</text:p>
          </table:table-cell>
          <table:table-cell table:style-name="ce27" office:value-type="float" office:value="510107">
            <text:p><text:s/>510,107 </text:p>
          </table:table-cell>
          <table:table-cell table:style-name="ce32" office:value-type="float" office:value="795">
            <text:p>795</text:p>
          </table:table-cell>
          <table:table-cell/>
          <table:table-cell table:style-name="ce34" table:formula="of:=[.D68]*1000/[.C68]" office:value-type="float" office:value="1.55849655072367">
            <text:p><text:s/>1.6 </text:p>
          </table:table-cell>
          <table:table-cell table:style-name="ce41" office:value-type="string">
            <text:p>yes</text:p>
          </table:table-cell>
          <table:table-cell table:number-columns-repeated="1017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Oregon</text:p>
          </table:table-cell>
          <table:table-cell table:style-name="ce27" office:value-type="float" office:value="2903084">
            <text:p><text:s/>2,903,084 </text:p>
          </table:table-cell>
          <table:table-cell table:style-name="ce32" office:value-type="float" office:value="12235.86">
            <text:p>12,236</text:p>
          </table:table-cell>
          <table:table-cell table:style-name="ce28"/>
          <table:table-cell table:style-name="ce34" table:formula="of:=[.D69]*1000/[.C69]" office:value-type="float" office:value="4.21477986858114">
            <text:p><text:s/>4.2 </text:p>
          </table:table-cell>
          <table:table-cell table:style-name="ce41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Rhode Island</text:p>
          </table:table-cell>
          <table:table-cell table:style-name="ce27" office:value-type="float" office:value="825205">
            <text:p><text:s/>825,205 </text:p>
          </table:table-cell>
          <table:table-cell table:style-name="ce32" office:value-type="float" office:value="2388.6">
            <text:p>2,389</text:p>
          </table:table-cell>
          <table:table-cell/>
          <table:table-cell table:style-name="ce34" table:formula="of:=[.D70]*1000/[.C70]" office:value-type="float" office:value="2.89455347459116">
            <text:p><text:s/>2.9 </text:p>
          </table:table-cell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South Dakota</text:p>
          </table:table-cell>
          <table:table-cell table:style-name="ce27" office:value-type="float" office:value="599276">
            <text:p><text:s/>599,276 </text:p>
          </table:table-cell>
          <table:table-cell table:style-name="ce32" office:value-type="float" office:value="3546.99">
            <text:p>3,547</text:p>
          </table:table-cell>
          <table:table-cell/>
          <table:table-cell table:style-name="ce34" table:formula="of:=[.D71]*1000/[.C71]" office:value-type="float" office:value="5.91879200902422">
            <text:p><text:s/>5.9 </text:p>
          </table:table-cell>
          <table:table-cell table:style-name="ce41" office:value-type="string">
            <text:p>yes</text:p>
          </table:table-cell>
          <table:table-cell office:value-type="float" office:value="1954">
            <text:p>1954</text:p>
          </table:table-cell>
          <table:table-cell office:value-type="string">
            <text:p>FY2010, stalking</text:p>
          </table:table-cell>
          <table:table-cell table:number-columns-repeated="1015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West Virginia</text:p>
          </table:table-cell>
          <table:table-cell table:style-name="ce27" office:value-type="float" office:value="1450100">
            <text:p><text:s/>1,450,100 </text:p>
          </table:table-cell>
          <table:table-cell table:style-name="ce32" office:value-type="float" office:value="31645">
            <text:p>31,645</text:p>
          </table:table-cell>
          <table:table-cell table:style-name="ce28"/>
          <table:table-cell table:style-name="ce34" table:formula="of:=[.D72]*1000/[.C72]" office:value-type="float" office:value="21.8226329218675">
            <text:p><text:s/>21.8 </text:p>
          </table:table-cell>
          <table:table-cell table:style-name="ce41" office:value-type="string">
            <text:p>no</text:p>
          </table:table-cell>
          <table:table-cell table:style-name="ce28" table:number-columns-repeated="2"/>
          <table:table-cell table:number-columns-repeated="1015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Wyoming</text:p>
          </table:table-cell>
          <table:table-cell table:style-name="ce27" office:value-type="float" office:value="414532">
            <text:p><text:s/>414,532 </text:p>
          </table:table-cell>
          <table:table-cell table:style-name="ce32" office:value-type="float" office:value="1222">
            <text:p>1,222</text:p>
          </table:table-cell>
          <table:table-cell/>
          <table:table-cell table:style-name="ce34" table:formula="of:=[.D73]*1000/[.C73]" office:value-type="float" office:value="2.94790269508747">
            <text:p><text:s/>2.9 </text:p>
          </table:table-cell>
          <table:table-cell table:style-name="ce41" office:value-type="string">
            <text:p>yes</text:p>
          </table:table-cell>
          <table:table-cell table:number-columns-repeated="1017"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Alaska</text:p>
          </table:table-cell>
          <table:table-cell table:style-name="ce27" office:value-type="float" office:value="504331">
            <text:p><text:s/>504,331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Delaware</text:p>
          </table:table-cell>
          <table:table-cell table:style-name="ce27" office:value-type="float" office:value="677758">
            <text:p><text:s/>677,758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Georgia</text:p>
          </table:table-cell>
          <table:table-cell table:style-name="ce27" office:value-type="float" office:value="7025746">
            <text:p><text:s/>7,025,746 </text:p>
          </table:table-cell>
          <table:table-cell table:style-name="ce32"/>
          <table:table-cell table:number-columns-repeated="2"/>
          <table:table-cell table:style-name="ce41" office:value-type="string">
            <text:p>yes</text:p>
          </table:table-cell>
          <table:table-cell table:number-columns-repeated="1017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Indiana</text:p>
          </table:table-cell>
          <table:table-cell table:style-name="ce27" office:value-type="float" office:value="4813312">
            <text:p><text:s/>4,813,312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Louisiana</text:p>
          </table:table-cell>
          <table:table-cell table:style-name="ce27" office:value-type="float" office:value="3326858">
            <text:p><text:s/>3,326,858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Mississippi</text:p>
          </table:table-cell>
          <table:table-cell table:style-name="ce27" office:value-type="float" office:value="2187234">
            <text:p><text:s/>2,187,234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Montana</text:p>
          </table:table-cell>
          <table:table-cell table:style-name="ce27" office:value-type="float" office:value="752601">
            <text:p><text:s/>752,601 </text:p>
          </table:table-cell>
          <table:table-cell table:style-name="ce32"/>
          <table:table-cell table:number-columns-repeated="2"/>
          <table:table-cell table:style-name="ce41" office:value-type="string">
            <text:p>yes</text:p>
          </table:table-cell>
          <table:table-cell table:number-columns-repeated="1017"/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New Jersey</text:p>
          </table:table-cell>
          <table:table-cell table:style-name="ce27" office:value-type="float" office:value="6634724">
            <text:p><text:s/>6,634,724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Oklahoma</text:p>
          </table:table-cell>
          <table:table-cell table:style-name="ce27" office:value-type="float" office:value="2758359">
            <text:p><text:s/>2,758,359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Puerto Rico</text:p>
          </table:table-cell>
          <table:table-cell table:style-name="ce28" office:value-type="float" office:value="2971764">
            <text:p><text:s/>2,971,764 </text:p>
          </table:table-cell>
          <table:table-cell table:style-name="ce32"/>
          <table:table-cell table:number-columns-repeated="2"/>
          <table:table-cell table:style-name="ce41" office:value-type="string">
            <text:p>no</text:p>
          </table:table-cell>
          <table:table-cell table:number-columns-repeated="1017"/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South Carolina</text:p>
          </table:table-cell>
          <table:table-cell table:style-name="ce27" office:value-type="float" office:value="3454880">
            <text:p><text:s/>3,454,880 </text:p>
          </table:table-cell>
          <table:table-cell table:style-name="ce32"/>
          <table:table-cell table:number-columns-repeated="2"/>
          <table:table-cell table:style-name="ce41" office:value-type="string">
            <text:p>yes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total population</text:p>
          </table:table-cell>
          <table:table-cell table:style-name="ce23" table:formula="of:=SUM([.C33:.C84])" office:value-type="float" office:value="232961128">
            <text:p><text:s/>232,961,128 </text:p>
          </table:table-cell>
          <table:table-cell table:number-columns-repeated="1021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rests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number-columns-repeated="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1013" table:default-cell-style-name="Default"/>
        <table:table-row table:style-name="ro1">
          <table:table-cell table:style-name="ce1" office:value-type="string" table:number-columns-spanned="3" table:number-rows-spanned="1">
            <text:p>Domestic violence arrests in US, estimate for 2008</text:p>
          </table:table-cell>
          <table:covered-table-cell table:number-columns-repeated="2" table:style-name="ce4"/>
          <table:table-cell table:number-columns-repeated="7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6">
          <table:table-cell office:value-type="string">
            <text:p>est. DV arrest share in arrests for violence</text:p>
          </table:table-cell>
          <table:table-cell table:style-name="ce25" office:value-type="percentage" office:value="0.540606020904269">
            <text:p>54%</text:p>
          </table:table-cell>
          <table:table-cell table:number-columns-repeated="8"/>
          <table:table-cell office:value-type="string">
            <text:p>for details of DV arrest share estimate, see punishment-us-dv-arrests</text:p>
          </table:table-cell>
          <table:table-cell table:number-columns-repeated="1013"/>
        </table:table-row>
        <table:table-row table:style-name="ro6">
          <table:table-cell office:value-type="string">
            <text:p>est. DV arrests</text:p>
          </table:table-cell>
          <table:table-cell table:style-name="ce28" table:formula="of:=[.B4]*[.B8]" office:value-type="float" office:value="1033983.27885685">
            <text:p><text:s/>1,033,983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reported violence arrests, inc. other assaults</text:p>
          </table:table-cell>
          <table:table-cell table:style-name="ce28" table:formula="of:=[.B29]+[.B31]" office:value-type="float" office:value="1452259">
            <text:p><text:s/>1,452,259 </text:p>
          </table:table-cell>
          <table:table-cell table:number-columns-repeated="1022"/>
        </table:table-row>
        <table:table-row table:style-name="ro6">
          <table:table-cell office:value-type="string">
            <text:p>nationally scaled</text:p>
          </table:table-cell>
          <table:table-cell table:style-name="ce28" table:formula="of:=[.B7]/[.B12]" office:value-type="float" office:value="1912637.37153226">
            <text:p><text:s/>1,912,637 </text:p>
          </table:table-cell>
          <table:table-cell table:number-columns-repeated="1022"/>
        </table:table-row>
        <table:table-row table:style-name="ro6">
          <table:table-cell/>
          <table:table-cell table:style-name="ce28"/>
          <table:table-cell table:number-columns-repeated="1022"/>
        </table:table-row>
        <table:table-row table:style-name="ro6">
          <table:table-cell office:value-type="string">
            <text:p>agency population</text:p>
          </table:table-cell>
          <table:table-cell table:style-name="ce28" office:value-type="float" office:value="230897506">
            <text:p><text:s/>230,897,506 </text:p>
          </table:table-cell>
          <table:table-cell table:number-columns-repeated="1022"/>
        </table:table-row>
        <table:table-row table:style-name="ro6">
          <table:table-cell office:value-type="string">
            <text:p>US population 2008</text:p>
          </table:table-cell>
          <table:table-cell table:style-name="ce28" office:value-type="float" office:value="304093966">
            <text:p><text:s/>304,093,966 </text:p>
          </table:table-cell>
          <table:table-cell table:number-columns-repeated="1022"/>
        </table:table-row>
        <table:table-row table:style-name="ro6">
          <table:table-cell office:value-type="string">
            <text:p>population coverage</text:p>
          </table:table-cell>
          <table:table-cell table:style-name="ce25" table:formula="of:=[.B10]/[.B11]" office:value-type="percentage" office:value="0.75929657216546">
            <text:p>76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42</text:p>
          </table:table-cell>
          <table:table-cell table:number-columns-repeated="1023"/>
        </table:table-row>
        <table:table-row table:style-name="ro1">
          <table:table-cell office:value-type="string">
            <text:p>Arrest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6"/>
          <table:table-cell office:value-type="string">
            <text:p>FBI, Crime in the US in 2008 (UCR data)</text:p>
          </table:table-cell>
          <table:table-cell table:number-columns-repeated="1013"/>
        </table:table-row>
        <table:table-row table:style-name="ro1">
          <table:table-cell office:value-type="string">
            <text:p>by Sex, 2008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[11,713 agencies; 2008 estimated population 230,897,506]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Offense charged</text:p>
          </table:table-cell>
          <table:table-cell office:value-type="string">
            <text:p>Number of persons arrested</text:p>
          </table:table-cell>
          <table:table-cell table:number-columns-repeated="2"/>
          <table:table-cell office:value-type="string">
            <text:p>Percent male</text:p>
          </table:table-cell>
          <table:table-cell office:value-type="string">
            <text:p>Percent female</text:p>
          </table:table-cell>
          <table:table-cell office:value-type="string">
            <text:p>Percent distribution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office:value-type="float" office:value="10709361">
            <text:p>10709361</text:p>
          </table:table-cell>
          <table:table-cell office:value-type="float" office:value="8086667">
            <text:p>8086667</text:p>
          </table:table-cell>
          <table:table-cell office:value-type="float" office:value="2622694">
            <text:p>2622694</text:p>
          </table:table-cell>
          <table:table-cell office:value-type="float" office:value="75.5">
            <text:p>75.5</text:p>
          </table:table-cell>
          <table:table-cell office:value-type="float" office:value="24.5">
            <text:p>24.5</text:p>
          </table:table-cell>
          <table:table-cell table:number-columns-repeated="3"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Murder and nonnegligent manslaughter</text:p>
          </table:table-cell>
          <table:table-cell office:value-type="float" office:value="9888">
            <text:p>9888</text:p>
          </table:table-cell>
          <table:table-cell office:value-type="float" office:value="8824">
            <text:p>8824</text:p>
          </table:table-cell>
          <table:table-cell office:value-type="float" office:value="1064">
            <text:p>1064</text:p>
          </table:table-cell>
          <table:table-cell office:value-type="float" office:value="89.2">
            <text:p>89.2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.1">
            <text:p>0.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>
            <text:p>Forcible rape</text:p>
          </table:table-cell>
          <table:table-cell office:value-type="float" office:value="16916">
            <text:p>16916</text:p>
          </table:table-cell>
          <table:table-cell office:value-type="float" office:value="16712">
            <text:p>16712</text:p>
          </table:table-cell>
          <table:table-cell office:value-type="float" office:value="204">
            <text:p>204</text:p>
          </table:table-cell>
          <table:table-cell office:value-type="float" office:value="98.8">
            <text:p>98.8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>
            <text:p>Robbery</text:p>
          </table:table-cell>
          <table:table-cell office:value-type="float" office:value="100738">
            <text:p>100738</text:p>
          </table:table-cell>
          <table:table-cell office:value-type="float" office:value="89033">
            <text:p>89033</text:p>
          </table:table-cell>
          <table:table-cell office:value-type="float" office:value="11705">
            <text:p>11705</text:p>
          </table:table-cell>
          <table:table-cell office:value-type="float" office:value="88.4">
            <text:p>88.4</text:p>
          </table:table-cell>
          <table:table-cell office:value-type="float" office:value="11.6">
            <text:p>11.6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table:number-columns-repeated="1015"/>
        </table:table-row>
        <table:table-row table:style-name="ro1">
          <table:table-cell office:value-type="string">
            <text:p>Aggravated assault</text:p>
          </table:table-cell>
          <table:table-cell office:value-type="float" office:value="329913">
            <text:p>329913</text:p>
          </table:table-cell>
          <table:table-cell office:value-type="float" office:value="259109">
            <text:p>259109</text:p>
          </table:table-cell>
          <table:table-cell office:value-type="float" office:value="70804">
            <text:p>70804</text:p>
          </table:table-cell>
          <table:table-cell office:value-type="float" office:value="78.5">
            <text:p>78.5</text:p>
          </table:table-cell>
          <table:table-cell office:value-type="float" office:value="21.5">
            <text:p>21.5</text:p>
          </table:table-cell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table:number-columns-repeated="1015"/>
        </table:table-row>
        <table:table-row table:style-name="ro1">
          <table:table-cell office:value-type="string">
            <text:p>Burglary</text:p>
          </table:table-cell>
          <table:table-cell office:value-type="float" office:value="236219">
            <text:p>236219</text:p>
          </table:table-cell>
          <table:table-cell office:value-type="float" office:value="201826">
            <text:p>201826</text:p>
          </table:table-cell>
          <table:table-cell office:value-type="float" office:value="34393">
            <text:p>34393</text:p>
          </table:table-cell>
          <table:table-cell office:value-type="float" office:value="85.4">
            <text:p>85.4</text:p>
          </table:table-cell>
          <table:table-cell office:value-type="float" office:value="14.6">
            <text:p>14.6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>
          <table:table-cell office:value-type="string">
            <text:p>Larceny-theft</text:p>
          </table:table-cell>
          <table:table-cell office:value-type="float" office:value="982997">
            <text:p>982997</text:p>
          </table:table-cell>
          <table:table-cell office:value-type="float" office:value="577467">
            <text:p>577467</text:p>
          </table:table-cell>
          <table:table-cell office:value-type="float" office:value="405530">
            <text:p>405530</text:p>
          </table:table-cell>
          <table:table-cell office:value-type="float" office:value="58.7">
            <text:p>58.7</text:p>
          </table:table-cell>
          <table:table-cell office:value-type="float" office:value="41.3">
            <text:p>41.3</text:p>
          </table:table-cell>
          <table:table-cell office:value-type="float" office:value="9.2">
            <text:p>9.2</text:p>
          </table:table-cell>
          <table:table-cell office:value-type="float" office:value="7.1">
            <text:p>7.1</text:p>
          </table:table-cell>
          <table:table-cell office:value-type="float" office:value="15.5">
            <text:p>15.5</text:p>
          </table:table-cell>
          <table:table-cell table:number-columns-repeated="1015"/>
        </table:table-row>
        <table:table-row table:style-name="ro1">
          <table:table-cell office:value-type="string">
            <text:p>Motor vehicle theft</text:p>
          </table:table-cell>
          <table:table-cell office:value-type="float" office:value="75135">
            <text:p>75135</text:p>
          </table:table-cell>
          <table:table-cell office:value-type="float" office:value="62229">
            <text:p>62229</text:p>
          </table:table-cell>
          <table:table-cell office:value-type="float" office:value="12906">
            <text:p>12906</text:p>
          </table:table-cell>
          <table:table-cell office:value-type="float" office:value="82.8">
            <text:p>82.8</text:p>
          </table:table-cell>
          <table:table-cell office:value-type="float" office:value="17.2">
            <text:p>17.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office:value-type="string">
            <text:p>Arson</text:p>
          </table:table-cell>
          <table:table-cell office:value-type="float" office:value="10784">
            <text:p>10784</text:p>
          </table:table-cell>
          <table:table-cell office:value-type="float" office:value="9065">
            <text:p>9065</text:p>
          </table:table-cell>
          <table:table-cell office:value-type="float" office:value="1719">
            <text:p>1719</text:p>
          </table:table-cell>
          <table:table-cell office:value-type="float" office:value="84.1">
            <text:p>84.1</text:p>
          </table:table-cell>
          <table:table-cell office:value-type="float" office:value="15.9">
            <text:p>15.9</text:p>
          </table:table-cell>
          <table:table-cell table:number-columns-repeated="3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Violent crime2</text:p>
          </table:table-cell>
          <table:table-cell office:value-type="float" office:value="457455">
            <text:p>457455</text:p>
          </table:table-cell>
          <table:table-cell office:value-type="float" office:value="373678">
            <text:p>373678</text:p>
          </table:table-cell>
          <table:table-cell office:value-type="float" office:value="83777">
            <text:p>83777</text:p>
          </table:table-cell>
          <table:table-cell office:value-type="float" office:value="81.7">
            <text:p>81.7</text:p>
          </table:table-cell>
          <table:table-cell office:value-type="float" office:value="18.3">
            <text:p>18.3</text:p>
          </table:table-cell>
          <table:table-cell office:value-type="float" office:value="4.3">
            <text:p>4.3</text:p>
          </table:table-cell>
          <table:table-cell office:value-type="float" office:value="4.6">
            <text:p>4.6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>
          <table:table-cell office:value-type="string">
            <text:p>Property crime2</text:p>
          </table:table-cell>
          <table:table-cell office:value-type="float" office:value="1305135">
            <text:p>1305135</text:p>
          </table:table-cell>
          <table:table-cell office:value-type="float" office:value="850587">
            <text:p>850587</text:p>
          </table:table-cell>
          <table:table-cell office:value-type="float" office:value="454548">
            <text:p>454548</text:p>
          </table:table-cell>
          <table:table-cell office:value-type="float" office:value="65.2">
            <text:p>65.2</text:p>
          </table:table-cell>
          <table:table-cell office:value-type="float" office:value="34.8">
            <text:p>34.8</text:p>
          </table:table-cell>
          <table:table-cell office:value-type="float" office:value="12.2">
            <text:p>12.2</text:p>
          </table:table-cell>
          <table:table-cell office:value-type="float" office:value="10.5">
            <text:p>10.5</text:p>
          </table:table-cell>
          <table:table-cell office:value-type="float" office:value="17.3">
            <text:p>17.3</text:p>
          </table:table-cell>
          <table:table-cell table:number-columns-repeated="1015"/>
        </table:table-row>
        <table:table-row table:style-name="ro1">
          <table:table-cell office:value-type="string">
            <text:p>Other assaults</text:p>
          </table:table-cell>
          <table:table-cell office:value-type="float" office:value="994804">
            <text:p>994804</text:p>
          </table:table-cell>
          <table:table-cell office:value-type="float" office:value="739970">
            <text:p>739970</text:p>
          </table:table-cell>
          <table:table-cell office:value-type="float" office:value="254834">
            <text:p>254834</text:p>
          </table:table-cell>
          <table:table-cell office:value-type="float" office:value="74.4">
            <text:p>74.4</text:p>
          </table:table-cell>
          <table:table-cell office:value-type="float" office:value="25.6">
            <text:p>25.6</text:p>
          </table:table-cell>
          <table:table-cell office:value-type="float" office:value="9.3">
            <text:p>9.3</text:p>
          </table:table-cell>
          <table:table-cell office:value-type="float" office:value="9.2">
            <text:p>9.2</text:p>
          </table:table-cell>
          <table:table-cell office:value-type="float" office:value="9.7">
            <text:p>9.7</text:p>
          </table:table-cell>
          <table:table-cell table:number-columns-repeated="1015"/>
        </table:table-row>
        <table:table-row table:style-name="ro1">
          <table:table-cell office:value-type="string">
            <text:p>Forgery and counterfeiting</text:p>
          </table:table-cell>
          <table:table-cell office:value-type="float" office:value="68976">
            <text:p>68976</text:p>
          </table:table-cell>
          <table:table-cell office:value-type="float" office:value="42860">
            <text:p>42860</text:p>
          </table:table-cell>
          <table:table-cell office:value-type="float" office:value="26116">
            <text:p>26116</text:p>
          </table:table-cell>
          <table:table-cell office:value-type="float" office:value="62.1">
            <text:p>62.1</text:p>
          </table:table-cell>
          <table:table-cell office:value-type="float" office:value="37.9">
            <text:p>37.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Fraud</text:p>
          </table:table-cell>
          <table:table-cell office:value-type="float" office:value="174598">
            <text:p>174598</text:p>
          </table:table-cell>
          <table:table-cell office:value-type="float" office:value="98712">
            <text:p>98712</text:p>
          </table:table-cell>
          <table:table-cell office:value-type="float" office:value="75886">
            <text:p>75886</text:p>
          </table:table-cell>
          <table:table-cell office:value-type="float" office:value="56.5">
            <text:p>56.5</text:p>
          </table:table-cell>
          <table:table-cell office:value-type="float" office:value="43.5">
            <text:p>43.5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>
          <table:table-cell office:value-type="string">
            <text:p>Embezzlement</text:p>
          </table:table-cell>
          <table:table-cell office:value-type="float" office:value="16458">
            <text:p>16458</text:p>
          </table:table-cell>
          <table:table-cell office:value-type="float" office:value="7954">
            <text:p>7954</text:p>
          </table:table-cell>
          <table:table-cell office:value-type="float" office:value="8504">
            <text:p>8504</text:p>
          </table:table-cell>
          <table:table-cell office:value-type="float" office:value="48.3">
            <text:p>48.3</text:p>
          </table:table-cell>
          <table:table-cell office:value-type="float" office:value="51.7">
            <text:p>51.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1015"/>
        </table:table-row>
        <table:table-row table:style-name="ro1">
          <table:table-cell office:value-type="string">
            <text:p>Stolen property; buying, receiving, possessing</text:p>
          </table:table-cell>
          <table:table-cell office:value-type="float" office:value="85584">
            <text:p>85584</text:p>
          </table:table-cell>
          <table:table-cell office:value-type="float" office:value="68174">
            <text:p>68174</text:p>
          </table:table-cell>
          <table:table-cell office:value-type="float" office:value="17410">
            <text:p>17410</text:p>
          </table:table-cell>
          <table:table-cell office:value-type="float" office:value="79.7">
            <text:p>79.7</text:p>
          </table:table-cell>
          <table:table-cell office:value-type="float" office:value="20.3">
            <text:p>20.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office:value-type="string">
            <text:p>Vandalism</text:p>
          </table:table-cell>
          <table:table-cell office:value-type="float" office:value="219059">
            <text:p>219059</text:p>
          </table:table-cell>
          <table:table-cell office:value-type="float" office:value="181526">
            <text:p>181526</text:p>
          </table:table-cell>
          <table:table-cell office:value-type="float" office:value="37533">
            <text:p>37533</text:p>
          </table:table-cell>
          <table:table-cell office:value-type="float" office:value="82.9">
            <text:p>82.9</text:p>
          </table:table-cell>
          <table:table-cell office:value-type="float" office:value="17.1">
            <text:p>17.1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table:number-columns-repeated="1015"/>
        </table:table-row>
        <table:table-row table:style-name="ro1">
          <table:table-cell office:value-type="string">
            <text:p>Weapons; carrying, possessing, etc.</text:p>
          </table:table-cell>
          <table:table-cell office:value-type="float" office:value="138255">
            <text:p>138255</text:p>
          </table:table-cell>
          <table:table-cell office:value-type="float" office:value="127865">
            <text:p>127865</text:p>
          </table:table-cell>
          <table:table-cell office:value-type="float" office:value="10390">
            <text:p>10390</text:p>
          </table:table-cell>
          <table:table-cell office:value-type="float" office:value="92.5">
            <text:p>92.5</text:p>
          </table:table-cell>
          <table:table-cell office:value-type="float" office:value="7.5">
            <text:p>7.5</text:p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table:number-columns-repeated="1015"/>
        </table:table-row>
        <table:table-row table:style-name="ro1">
          <table:table-cell office:value-type="string">
            <text:p>Prostitution and commercialized vice</text:p>
          </table:table-cell>
          <table:table-cell office:value-type="float" office:value="58784">
            <text:p>58784</text:p>
          </table:table-cell>
          <table:table-cell office:value-type="float" office:value="18012">
            <text:p>18012</text:p>
          </table:table-cell>
          <table:table-cell office:value-type="float" office:value="40772">
            <text:p>40772</text:p>
          </table:table-cell>
          <table:table-cell office:value-type="float" office:value="30.6">
            <text:p>30.6</text:p>
          </table:table-cell>
          <table:table-cell office:value-type="float" office:value="69.4">
            <text:p>69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>
          <table:table-cell office:value-type="string">
            <text:p>Sex offenses (except forcible rape and prostitution)</text:p>
          </table:table-cell>
          <table:table-cell office:value-type="float" office:value="60804">
            <text:p>60804</text:p>
          </table:table-cell>
          <table:table-cell office:value-type="float" office:value="55631">
            <text:p>55631</text:p>
          </table:table-cell>
          <table:table-cell office:value-type="float" office:value="5173">
            <text:p>5173</text:p>
          </table:table-cell>
          <table:table-cell office:value-type="float" office:value="91.5">
            <text:p>91.5</text:p>
          </table:table-cell>
          <table:table-cell office:value-type="float" office:value="8.5">
            <text:p>8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Drug abuse violations</text:p>
          </table:table-cell>
          <table:table-cell office:value-type="float" office:value="1304098">
            <text:p>1304098</text:p>
          </table:table-cell>
          <table:table-cell office:value-type="float" office:value="1063498">
            <text:p>1063498</text:p>
          </table:table-cell>
          <table:table-cell office:value-type="float" office:value="240600">
            <text:p>240600</text:p>
          </table:table-cell>
          <table:table-cell office:value-type="float" office:value="81.6">
            <text:p>81.6</text:p>
          </table:table-cell>
          <table:table-cell office:value-type="float" office:value="18.4">
            <text:p>18.4</text:p>
          </table:table-cell>
          <table:table-cell office:value-type="float" office:value="12.2">
            <text:p>12.2</text:p>
          </table:table-cell>
          <table:table-cell office:value-type="float" office:value="13.2">
            <text:p>13.2</text:p>
          </table:table-cell>
          <table:table-cell office:value-type="float" office:value="9.2">
            <text:p>9.2</text:p>
          </table:table-cell>
          <table:table-cell table:number-columns-repeated="1015"/>
        </table:table-row>
        <table:table-row table:style-name="ro1">
          <table:table-cell office:value-type="string">
            <text:p>Gambling</text:p>
          </table:table-cell>
          <table:table-cell office:value-type="float" office:value="7632">
            <text:p>7632</text:p>
          </table:table-cell>
          <table:table-cell office:value-type="float" office:value="7021">
            <text:p>7021</text:p>
          </table:table-cell>
          <table:table-cell office:value-type="float" office:value="611">
            <text:p>611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table:number-columns-repeated="2" office:value-type="float" office:value="0.1">
            <text:p>0.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>
            <text:p>Offenses against the family and children</text:p>
          </table:table-cell>
          <table:table-cell office:value-type="float" office:value="87197">
            <text:p>87197</text:p>
          </table:table-cell>
          <table:table-cell office:value-type="float" office:value="64918">
            <text:p>64918</text:p>
          </table:table-cell>
          <table:table-cell office:value-type="float" office:value="22279">
            <text:p>22279</text:p>
          </table:table-cell>
          <table:table-cell office:value-type="float" office:value="74.4">
            <text:p>74.4</text:p>
          </table:table-cell>
          <table:table-cell office:value-type="float" office:value="25.6">
            <text:p>25.6</text:p>
          </table:table-cell>
          <table:table-cell table:number-columns-repeated="3" office:value-type="float" office:value="0.8">
            <text:p>0.8</text:p>
          </table:table-cell>
          <table:table-cell table:number-columns-repeated="1015"/>
        </table:table-row>
        <table:table-row table:style-name="ro1">
          <table:table-cell office:value-type="string">
            <text:p>Driving under the influence</text:p>
          </table:table-cell>
          <table:table-cell office:value-type="float" office:value="1110083">
            <text:p>1110083</text:p>
          </table:table-cell>
          <table:table-cell office:value-type="float" office:value="872399">
            <text:p>872399</text:p>
          </table:table-cell>
          <table:table-cell office:value-type="float" office:value="237684">
            <text:p>237684</text:p>
          </table:table-cell>
          <table:table-cell office:value-type="float" office:value="78.6">
            <text:p>78.6</text:p>
          </table:table-cell>
          <table:table-cell office:value-type="float" office:value="21.4">
            <text:p>21.4</text:p>
          </table:table-cell>
          <table:table-cell office:value-type="float" office:value="10.4">
            <text:p>10.4</text:p>
          </table:table-cell>
          <table:table-cell office:value-type="float" office:value="10.8">
            <text:p>10.8</text:p>
          </table:table-cell>
          <table:table-cell office:value-type="float" office:value="9.1">
            <text:p>9.1</text:p>
          </table:table-cell>
          <table:table-cell table:number-columns-repeated="1015"/>
        </table:table-row>
        <table:table-row table:style-name="ro1">
          <table:table-cell office:value-type="string">
            <text:p>Liquor laws</text:p>
          </table:table-cell>
          <table:table-cell office:value-type="float" office:value="478800">
            <text:p>478800</text:p>
          </table:table-cell>
          <table:table-cell office:value-type="float" office:value="345973">
            <text:p>345973</text:p>
          </table:table-cell>
          <table:table-cell office:value-type="float" office:value="132827">
            <text:p>132827</text:p>
          </table:table-cell>
          <table:table-cell office:value-type="float" office:value="72.3">
            <text:p>72.3</text:p>
          </table:table-cell>
          <table:table-cell office:value-type="float" office:value="27.7">
            <text:p>27.7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>
          <table:table-cell office:value-type="string">
            <text:p>Drunkenness</text:p>
          </table:table-cell>
          <table:table-cell office:value-type="float" office:value="474378">
            <text:p>474378</text:p>
          </table:table-cell>
          <table:table-cell office:value-type="float" office:value="397888">
            <text:p>397888</text:p>
          </table:table-cell>
          <table:table-cell office:value-type="float" office:value="76490">
            <text:p>76490</text:p>
          </table:table-cell>
          <table:table-cell office:value-type="float" office:value="83.9">
            <text:p>83.9</text:p>
          </table:table-cell>
          <table:table-cell office:value-type="float" office:value="16.1">
            <text:p>16.1</text:p>
          </table:table-cell>
          <table:table-cell office:value-type="float" office:value="4.4">
            <text:p>4.4</text:p>
          </table:table-cell>
          <table:table-cell office:value-type="float" office:value="4.9">
            <text:p>4.9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>
          <table:table-cell office:value-type="string">
            <text:p>Disorderly conduct</text:p>
          </table:table-cell>
          <table:table-cell office:value-type="float" office:value="529929">
            <text:p>529929</text:p>
          </table:table-cell>
          <table:table-cell office:value-type="float" office:value="391187">
            <text:p>391187</text:p>
          </table:table-cell>
          <table:table-cell office:value-type="float" office:value="138742">
            <text:p>138742</text:p>
          </table:table-cell>
          <table:table-cell office:value-type="float" office:value="73.8">
            <text:p>73.8</text:p>
          </table:table-cell>
          <table:table-cell office:value-type="float" office:value="26.2">
            <text:p>26.2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5.3">
            <text:p>5.3</text:p>
          </table:table-cell>
          <table:table-cell table:number-columns-repeated="1015"/>
        </table:table-row>
        <table:table-row table:style-name="ro1">
          <table:table-cell office:value-type="string">
            <text:p>Vagrancy</text:p>
          </table:table-cell>
          <table:table-cell office:value-type="float" office:value="26325">
            <text:p>26325</text:p>
          </table:table-cell>
          <table:table-cell office:value-type="float" office:value="20417">
            <text:p>20417</text:p>
          </table:table-cell>
          <table:table-cell office:value-type="float" office:value="5908">
            <text:p>5908</text:p>
          </table:table-cell>
          <table:table-cell office:value-type="float" office:value="77.6">
            <text:p>77.6</text:p>
          </table:table-cell>
          <table:table-cell office:value-type="float" office:value="22.4">
            <text:p>22.4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All other offenses (except traffic)</text:p>
          </table:table-cell>
          <table:table-cell office:value-type="float" office:value="2921526">
            <text:p>2921526</text:p>
          </table:table-cell>
          <table:table-cell office:value-type="float" office:value="2248826">
            <text:p>2248826</text:p>
          </table:table-cell>
          <table:table-cell office:value-type="float" office:value="672700">
            <text:p>672700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27.3">
            <text:p>27.3</text:p>
          </table:table-cell>
          <table:table-cell office:value-type="float" office:value="27.8">
            <text:p>27.8</text:p>
          </table:table-cell>
          <table:table-cell office:value-type="float" office:value="25.6">
            <text:p>25.6</text:p>
          </table:table-cell>
          <table:table-cell table:number-columns-repeated="1015"/>
        </table:table-row>
        <table:table-row table:style-name="ro1">
          <table:table-cell office:value-type="string">
            <text:p>Suspicion</text:p>
          </table:table-cell>
          <table:table-cell office:value-type="float" office:value="1259">
            <text:p>1259</text:p>
          </table:table-cell>
          <table:table-cell office:value-type="float" office:value="991">
            <text:p>991</text:p>
          </table:table-cell>
          <table:table-cell office:value-type="float" office:value="268">
            <text:p>268</text:p>
          </table:table-cell>
          <table:table-cell office:value-type="float" office:value="78.7">
            <text:p>78.7</text:p>
          </table:table-cell>
          <table:table-cell office:value-type="float" office:value="21.3">
            <text:p>21.3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>
            <text:p>Curfew and loitering law violations</text:p>
          </table:table-cell>
          <table:table-cell office:value-type="float" office:value="104168">
            <text:p>104168</text:p>
          </table:table-cell>
          <table:table-cell office:value-type="float" office:value="71675">
            <text:p>71675</text:p>
          </table:table-cell>
          <table:table-cell office:value-type="float" office:value="32493">
            <text:p>32493</text:p>
          </table:table-cell>
          <table:table-cell office:value-type="float" office:value="68.8">
            <text:p>68.8</text:p>
          </table:table-cell>
          <table:table-cell office:value-type="float" office:value="31.2">
            <text:p>31.2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office:value-type="string">
            <text:p>Runaways</text:p>
          </table:table-cell>
          <table:table-cell office:value-type="float" office:value="84054">
            <text:p>84054</text:p>
          </table:table-cell>
          <table:table-cell office:value-type="float" office:value="36905">
            <text:p>36905</text:p>
          </table:table-cell>
          <table:table-cell office:value-type="float" office:value="47149">
            <text:p>47149</text:p>
          </table:table-cell>
          <table:table-cell office:value-type="float" office:value="43.9">
            <text:p>43.9</text:p>
          </table:table-cell>
          <table:table-cell office:value-type="float" office:value="56.1">
            <text:p>56.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  <table:table-cell table:number-columns-repeated="1015"/>
        </table:table-row>
        <table:table-row table:style-name="ro1">
          <table:table-cell office:value-type="string">
            <text:p>1 Because of rounding, the percentages may not add to 100.0.</text:p>
          </table:table-cell>
          <table:table-cell table:number-columns-repeated="4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2 Violent crimes are offenses of murder and nonnegligent manslaughter, forcible rape, robbery, and aggravated assault. <text:s/>Property crimes are offenses of burglary, larceny-theft, motor vehicle theft, and arson.</text:p>
          </table:table-cell>
          <table:table-cell table:number-columns-repeated="1023"/>
        </table:table-row>
        <table:table-row table:style-name="ro1">
          <table:table-cell office:value-type="string">
            <text:p>* Less than one-tenth of 1 percent.</text:p>
          </table:table-cell>
          <table:table-cell table:number-columns-repeated="1023"/>
        </table:table-row>
      </table:table>
      <table:table table:name="NY criminal orders" table:style-name="ta4" table:print="false">
        <table:table-column table:style-name="co20" table:default-cell-style-name="Default"/>
        <table:table-column table:style-name="co20" table:default-cell-style-name="ce42"/>
        <table:table-column table:style-name="co19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0" table:number-columns-repeated="1018" table:default-cell-style-name="Default"/>
        <table:table-row table:style-name="ro9">
          <table:table-cell table:style-name="ce3" office:value-type="string" table:number-columns-spanned="4" table:number-rows-spanned="1">
            <text:p>Imposition of restraining orders on persons arrested for domestic violence</text:p>
          </table:table-cell>
          <table:covered-table-cell table:number-columns-repeated="3" table:style-name="ce9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office:value-type="string">
            <text:p>New York State, four study sites, late 1990s</text:p>
          </table:table-cell>
          <table:table-cell table:style-name="Default"/>
          <table:table-cell table:number-columns-repeated="3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Version: 1.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rrests</text:p>
          </table:table-cell>
          <table:table-cell table:style-name="ce43" office:value-type="string">
            <text:p>arrests followed by restraining order</text:p>
          </table:table-cell>
          <table:table-cell table:style-name="ce42" office:value-type="string">
            <text:p>% restraining</text:p>
          </table:table-cell>
          <table:table-cell table:number-columns-repeated="1020"/>
        </table:table-row>
        <table:table-row table:style-name="ro6">
          <table:table-cell office:value-type="string">
            <text:p>site 1</text:p>
          </table:table-cell>
          <table:table-cell office:value-type="float" office:value="297">
            <text:p>297</text:p>
          </table:table-cell>
          <table:table-cell table:style-name="ce42" office:value-type="float" office:value="22">
            <text:p>22</text:p>
          </table:table-cell>
          <table:table-cell table:style-name="ce44" table:formula="of:=[.C5]/[.B5]" office:value-type="percentage" office:value="0.0740740740740741">
            <text:p>7%</text:p>
          </table:table-cell>
          <table:table-cell/>
          <table:table-cell office:value-type="string">
            <text:p>NYS Final Report (2001) p. 31</text:p>
          </table:table-cell>
          <table:table-cell table:number-columns-repeated="1018"/>
        </table:table-row>
        <table:table-row table:style-name="ro6">
          <table:table-cell office:value-type="string">
            <text:p>site 2</text:p>
          </table:table-cell>
          <table:table-cell office:value-type="float" office:value="304">
            <text:p>304</text:p>
          </table:table-cell>
          <table:table-cell table:style-name="ce42" office:value-type="float" office:value="123">
            <text:p>123</text:p>
          </table:table-cell>
          <table:table-cell table:style-name="ce44" table:formula="of:=[.C6]/[.B6]" office:value-type="percentage" office:value="0.404605263157895">
            <text:p>40%</text:p>
          </table:table-cell>
          <table:table-cell/>
          <table:table-cell office:value-type="string">
            <text:p>For additional information, see statistical note "restraining orders resulting from domestic violence arrests"</text:p>
          </table:table-cell>
          <table:table-cell table:number-columns-repeated="1018"/>
        </table:table-row>
        <table:table-row table:style-name="ro6">
          <table:table-cell office:value-type="string">
            <text:p>site 3</text:p>
          </table:table-cell>
          <table:table-cell office:value-type="float" office:value="374">
            <text:p>374</text:p>
          </table:table-cell>
          <table:table-cell table:style-name="ce42" office:value-type="float" office:value="165">
            <text:p>165</text:p>
          </table:table-cell>
          <table:table-cell table:style-name="ce44" table:formula="of:=[.C7]/[.B7]" office:value-type="percentage" office:value="0.441176470588235">
            <text:p>44%</text:p>
          </table:table-cell>
          <table:table-cell/>
          <table:table-cell office:value-type="string">
            <text:p>restraining orders here are restraining orders imposed in the criminal case associated with the domestic-violence arrest</text:p>
          </table:table-cell>
          <table:table-cell table:number-columns-repeated="1018"/>
        </table:table-row>
        <table:table-row table:style-name="ro6">
          <table:table-cell office:value-type="string">
            <text:p>site 4</text:p>
          </table:table-cell>
          <table:table-cell office:value-type="float" office:value="522">
            <text:p>522</text:p>
          </table:table-cell>
          <table:table-cell table:style-name="ce42" office:value-type="float" office:value="217">
            <text:p>217</text:p>
          </table:table-cell>
          <table:table-cell table:style-name="ce44" table:formula="of:=[.C8]/[.B8]" office:value-type="percentage" office:value="0.415708812260536">
            <text:p>42%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New York State Office for the Prevention of Domestic Violence (2001). Family Protection and Domestic Violence Intervention Act of 1994: evaluation of the mandatory arrest provisions; final report to the Governor and the Legislature.</text:p>
          </table:table-cell>
          <table:table-cell table:number-columns-repeated="1018"/>
        </table:table-row>
      </table:table>
      <table:table table:name="state adult pops" table:style-name="ta5" table:print="false">
        <table:table-column table:style-name="co25" table:default-cell-style-name="Normal_20_3"/>
        <table:table-column table:style-name="co26" table:default-cell-style-name="ce47"/>
        <table:table-column table:style-name="co21" table:default-cell-style-name="Default"/>
        <table:table-column table:style-name="co27" table:default-cell-style-name="Default"/>
        <table:table-column table:style-name="co20" table:number-columns-repeated="1020" table:default-cell-style-name="Default"/>
        <table:table-row table:style-name="ro1">
          <table:table-cell table:style-name="ce1" office:value-type="string" table:number-columns-spanned="2" table:number-rows-spanned="1">
            <text:p>Adult population of the U.S. by states, 2008</text:p>
          </table:table-cell>
          <table:covered-table-cell table:style-name="ce4"/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/>
          <table:table-cell table:style-name="ce46" office:value-type="string">
            <text:p>2008 pop, ages 18 &amp; over</text:p>
          </table:table-cell>
          <table:table-cell table:number-columns-repeated="1022"/>
        </table:table-row>
        <table:table-row table:style-name="ro1">
          <table:table-cell office:value-type="string">
            <text:p>United States</text:p>
          </table:table-cell>
          <table:table-cell office:value-type="float" office:value="229989364">
            <text:p><text:s/>229,989,364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te/area</text:p>
          </table:table-cell>
          <table:table-cell table:number-columns-repeated="1023"/>
        </table:table-row>
        <table:table-row table:style-name="ro1">
          <table:table-cell office:value-type="string">
            <text:p>Alabama</text:p>
          </table:table-cell>
          <table:table-cell office:value-type="float" office:value="3583279">
            <text:p><text:s/>3,583,279 </text:p>
          </table:table-cell>
          <table:table-cell/>
          <table:table-cell office:value-type="string">
            <text:p>US Census Bureau data aggregated by state, for July 1 of given year</text:p>
          </table:table-cell>
          <table:table-cell table:number-columns-repeated="1020"/>
        </table:table-row>
        <table:table-row table:style-name="ro1">
          <table:table-cell office:value-type="string">
            <text:p>Alaska</text:p>
          </table:table-cell>
          <table:table-cell office:value-type="float" office:value="504331">
            <text:p><text:s/>504,331 </text:p>
          </table:table-cell>
          <table:table-cell/>
          <table:table-cell office:value-type="string">
            <text:p>Census Bureau source:</text:p>
          </table:table-cell>
          <table:table-cell table:number-columns-repeated="1020"/>
        </table:table-row>
        <table:table-row table:style-name="ro1">
          <table:table-cell office:value-type="string">
            <text:p>Arizona</text:p>
          </table:table-cell>
          <table:table-cell office:value-type="float" office:value="4651711">
            <text:p><text:s/>4,651,711 </text:p>
          </table:table-cell>
          <table:table-cell/>
          <table:table-cell office:value-type="string">
            <text:p>ST-EST00INT-AGESEX: Intercensal Estimates of the Resident Population by Single Year of Age and Sex</text:p>
          </table:table-cell>
          <table:table-cell table:number-columns-repeated="1020"/>
        </table:table-row>
        <table:table-row table:style-name="ro1">
          <table:table-cell office:value-type="string">
            <text:p>Arkansas</text:p>
          </table:table-cell>
          <table:table-cell office:value-type="float" office:value="2168829">
            <text:p><text:s/>2,168,829 </text:p>
          </table:table-cell>
          <table:table-cell/>
          <table:table-cell office:value-type="string">
            <text:p><text:s/>for States and the United States: April 1, 2000 to July 1, 2010</text:p>
          </table:table-cell>
          <table:table-cell table:number-columns-repeated="1020"/>
        </table:table-row>
        <table:table-row table:style-name="ro1">
          <table:table-cell office:value-type="string">
            <text:p>California</text:p>
          </table:table-cell>
          <table:table-cell office:value-type="float" office:value="27282716">
            <text:p><text:s/>27,282,716 </text:p>
          </table:table-cell>
          <table:table-cell/>
          <table:table-cell office:value-type="string">
            <text:p>File: 2000-2010 State Characteristics Intercensal Population Estimates File</text:p>
          </table:table-cell>
          <table:table-cell table:number-columns-repeated="1020"/>
        </table:table-row>
        <table:table-row table:style-name="ro1">
          <table:table-cell office:value-type="string">
            <text:p>Colorado</text:p>
          </table:table-cell>
          <table:table-cell office:value-type="float" office:value="3686441">
            <text:p><text:s/>3,686,441 </text:p>
          </table:table-cell>
          <table:table-cell/>
          <table:table-cell office:value-type="string">
            <text:p>Source: U.S. Census Bureau, Population Division</text:p>
          </table:table-cell>
          <table:table-cell table:number-columns-repeated="1020"/>
        </table:table-row>
        <table:table-row table:style-name="ro1">
          <table:table-cell office:value-type="string">
            <text:p>Connecticut</text:p>
          </table:table-cell>
          <table:table-cell office:value-type="float" office:value="2718953">
            <text:p><text:s/>2,718,953 </text:p>
          </table:table-cell>
          <table:table-cell/>
          <table:table-cell office:value-type="string">
            <text:p>Release Date: October 2012</text:p>
          </table:table-cell>
          <table:table-cell table:number-columns-repeated="1020"/>
        </table:table-row>
        <table:table-row table:style-name="ro1">
          <table:table-cell office:value-type="string">
            <text:p>Delaware</text:p>
          </table:table-cell>
          <table:table-cell office:value-type="float" office:value="677758">
            <text:p><text:s/>677,758 </text:p>
          </table:table-cell>
          <table:table-cell table:number-columns-repeated="1022"/>
        </table:table-row>
        <table:table-row table:style-name="ro1">
          <table:table-cell office:value-type="string">
            <text:p>District of Columbia</text:p>
          </table:table-cell>
          <table:table-cell office:value-type="float" office:value="477979">
            <text:p><text:s/>477,979 </text:p>
          </table:table-cell>
          <table:table-cell/>
          <table:table-cell office:value-type="string">
            <text:p>Figure for Puerto Rico from:</text:p>
          </table:table-cell>
          <table:table-cell table:number-columns-repeated="1020"/>
        </table:table-row>
        <table:table-row table:style-name="ro1">
          <table:table-cell office:value-type="string">
            <text:p>Florida</text:p>
          </table:table-cell>
          <table:table-cell office:value-type="float" office:value="14508933">
            <text:p><text:s/>14,508,933 </text:p>
          </table:table-cell>
          <table:table-cell/>
          <table:table-cell office:value-type="string">
            <text:p>Table 1: Estimates of the Resident Population by Selected Age Groups </text:p>
          </table:table-cell>
          <table:table-cell table:number-columns-repeated="1020"/>
        </table:table-row>
        <table:table-row table:style-name="ro1">
          <table:table-cell office:value-type="string">
            <text:p>Georgia</text:p>
          </table:table-cell>
          <table:table-cell office:value-type="float" office:value="7025746">
            <text:p><text:s/>7,025,746 </text:p>
          </table:table-cell>
          <table:table-cell/>
          <table:table-cell office:value-type="string">
            <text:p>for the United States, States, and Puerto Rico: July 1, 2008 (SC-EST2008-01)</text:p>
          </table:table-cell>
          <table:table-cell table:number-columns-repeated="1020"/>
        </table:table-row>
        <table:table-row table:style-name="ro1">
          <table:table-cell office:value-type="string">
            <text:p>Hawaii</text:p>
          </table:table-cell>
          <table:table-cell office:value-type="float" office:value="1031119">
            <text:p><text:s/>1,031,119 </text:p>
          </table:table-cell>
          <table:table-cell/>
          <table:table-cell office:value-type="string">
            <text:p>Source: Population Division, U.S. Census Bureau</text:p>
          </table:table-cell>
          <table:table-cell table:number-columns-repeated="1020"/>
        </table:table-row>
        <table:table-row table:style-name="ro1">
          <table:table-cell office:value-type="string">
            <text:p>Idaho</text:p>
          </table:table-cell>
          <table:table-cell office:value-type="float" office:value="1111973">
            <text:p><text:s/>1,111,973 </text:p>
          </table:table-cell>
          <table:table-cell/>
          <table:table-cell office:value-type="string">
            <text:p>Release Date: May 14, 2009</text:p>
          </table:table-cell>
          <table:table-cell table:number-columns-repeated="1020"/>
        </table:table-row>
        <table:table-row table:style-name="ro1">
          <table:table-cell office:value-type="string">
            <text:p>Illinois</text:p>
          </table:table-cell>
          <table:table-cell office:value-type="float" office:value="9593637">
            <text:p><text:s/>9,593,637 </text:p>
          </table:table-cell>
          <table:table-cell table:number-columns-repeated="1022"/>
        </table:table-row>
        <table:table-row table:style-name="ro1">
          <table:table-cell office:value-type="string">
            <text:p>Indiana</text:p>
          </table:table-cell>
          <table:table-cell office:value-type="float" office:value="4813312">
            <text:p><text:s/>4,813,312 </text:p>
          </table:table-cell>
          <table:table-cell table:number-columns-repeated="1022"/>
        </table:table-row>
        <table:table-row table:style-name="ro1">
          <table:table-cell office:value-type="string">
            <text:p>Iowa</text:p>
          </table:table-cell>
          <table:table-cell office:value-type="float" office:value="2291076">
            <text:p><text:s/>2,291,076 </text:p>
          </table:table-cell>
          <table:table-cell table:number-columns-repeated="1022"/>
        </table:table-row>
        <table:table-row table:style-name="ro1">
          <table:table-cell office:value-type="string">
            <text:p>Kansas</text:p>
          </table:table-cell>
          <table:table-cell office:value-type="float" office:value="2093387">
            <text:p><text:s/>2,093,387 </text:p>
          </table:table-cell>
          <table:table-cell table:number-columns-repeated="1022"/>
        </table:table-row>
        <table:table-row table:style-name="ro1">
          <table:table-cell office:value-type="string">
            <text:p>Kentucky</text:p>
          </table:table-cell>
          <table:table-cell office:value-type="float" office:value="3267877">
            <text:p><text:s/>3,267,877 </text:p>
          </table:table-cell>
          <table:table-cell table:number-columns-repeated="1022"/>
        </table:table-row>
        <table:table-row table:style-name="ro1">
          <table:table-cell office:value-type="string">
            <text:p>Louisiana</text:p>
          </table:table-cell>
          <table:table-cell office:value-type="float" office:value="3326858">
            <text:p><text:s/>3,326,858 </text:p>
          </table:table-cell>
          <table:table-cell table:number-columns-repeated="1022"/>
        </table:table-row>
        <table:table-row table:style-name="ro1">
          <table:table-cell office:value-type="string">
            <text:p>Maine</text:p>
          </table:table-cell>
          <table:table-cell office:value-type="float" office:value="1048305">
            <text:p><text:s/>1,048,305 </text:p>
          </table:table-cell>
          <table:table-cell table:number-columns-repeated="1022"/>
        </table:table-row>
        <table:table-row table:style-name="ro1">
          <table:table-cell office:value-type="string">
            <text:p>Maryland</text:p>
          </table:table-cell>
          <table:table-cell office:value-type="float" office:value="4325751">
            <text:p><text:s/>4,325,751 </text:p>
          </table:table-cell>
          <table:table-cell table:number-columns-repeated="1022"/>
        </table:table-row>
        <table:table-row table:style-name="ro1">
          <table:table-cell office:value-type="string">
            <text:p>Massachusetts</text:p>
          </table:table-cell>
          <table:table-cell office:value-type="float" office:value="5039240">
            <text:p><text:s/>5,039,240 </text:p>
          </table:table-cell>
          <table:table-cell table:number-columns-repeated="1022"/>
        </table:table-row>
        <table:table-row table:style-name="ro1">
          <table:table-cell office:value-type="string">
            <text:p>Michigan</text:p>
          </table:table-cell>
          <table:table-cell office:value-type="float" office:value="7528010">
            <text:p><text:s/>7,528,010 </text:p>
          </table:table-cell>
          <table:table-cell table:number-columns-repeated="1022"/>
        </table:table-row>
        <table:table-row table:style-name="ro1">
          <table:table-cell office:value-type="string">
            <text:p>Minnesota</text:p>
          </table:table-cell>
          <table:table-cell office:value-type="float" office:value="3962839">
            <text:p><text:s/>3,962,839 </text:p>
          </table:table-cell>
          <table:table-cell table:number-columns-repeated="1022"/>
        </table:table-row>
        <table:table-row table:style-name="ro1">
          <table:table-cell office:value-type="string">
            <text:p>Mississippi</text:p>
          </table:table-cell>
          <table:table-cell office:value-type="float" office:value="2187234">
            <text:p><text:s/>2,187,234 </text:p>
          </table:table-cell>
          <table:table-cell table:number-columns-repeated="1022"/>
        </table:table-row>
        <table:table-row table:style-name="ro1">
          <table:table-cell office:value-type="string">
            <text:p>Missouri</text:p>
          </table:table-cell>
          <table:table-cell office:value-type="float" office:value="4494971">
            <text:p><text:s/>4,494,971 </text:p>
          </table:table-cell>
          <table:table-cell table:number-columns-repeated="1022"/>
        </table:table-row>
        <table:table-row table:style-name="ro1">
          <table:table-cell office:value-type="string">
            <text:p>Montana</text:p>
          </table:table-cell>
          <table:table-cell office:value-type="float" office:value="752601">
            <text:p><text:s/>752,601 </text:p>
          </table:table-cell>
          <table:table-cell table:number-columns-repeated="1022"/>
        </table:table-row>
        <table:table-row table:style-name="ro1">
          <table:table-cell office:value-type="string">
            <text:p>Nebraska</text:p>
          </table:table-cell>
          <table:table-cell office:value-type="float" office:value="1342591">
            <text:p><text:s/>1,342,591 </text:p>
          </table:table-cell>
          <table:table-cell table:number-columns-repeated="1022"/>
        </table:table-row>
        <table:table-row table:style-name="ro1">
          <table:table-cell office:value-type="string">
            <text:p>Nevada</text:p>
          </table:table-cell>
          <table:table-cell office:value-type="float" office:value="1991009">
            <text:p><text:s/>1,991,009 </text:p>
          </table:table-cell>
          <table:table-cell table:number-columns-repeated="1022"/>
        </table:table-row>
        <table:table-row table:style-name="ro1">
          <table:table-cell office:value-type="string">
            <text:p>New Hampshire</text:p>
          </table:table-cell>
          <table:table-cell office:value-type="float" office:value="1019877">
            <text:p><text:s/>1,019,877 </text:p>
          </table:table-cell>
          <table:table-cell table:number-columns-repeated="1022"/>
        </table:table-row>
        <table:table-row table:style-name="ro1">
          <table:table-cell office:value-type="string">
            <text:p>New Jersey</text:p>
          </table:table-cell>
          <table:table-cell office:value-type="float" office:value="6634724">
            <text:p><text:s/>6,634,724 </text:p>
          </table:table-cell>
          <table:table-cell table:number-columns-repeated="1022"/>
        </table:table-row>
        <table:table-row table:style-name="ro1">
          <table:table-cell office:value-type="string">
            <text:p>New Mexico</text:p>
          </table:table-cell>
          <table:table-cell office:value-type="float" office:value="1499448">
            <text:p><text:s/>1,499,448 </text:p>
          </table:table-cell>
          <table:table-cell table:number-columns-repeated="1022"/>
        </table:table-row>
        <table:table-row table:style-name="ro1">
          <table:table-cell office:value-type="string">
            <text:p>New York</text:p>
          </table:table-cell>
          <table:table-cell office:value-type="float" office:value="14840266">
            <text:p><text:s/>14,840,266 </text:p>
          </table:table-cell>
          <table:table-cell table:number-columns-repeated="1022"/>
        </table:table-row>
        <table:table-row table:style-name="ro1">
          <table:table-cell office:value-type="string">
            <text:p>North Carolina</text:p>
          </table:table-cell>
          <table:table-cell office:value-type="float" office:value="7057348">
            <text:p><text:s/>7,057,348 </text:p>
          </table:table-cell>
          <table:table-cell table:number-columns-repeated="1022"/>
        </table:table-row>
        <table:table-row table:style-name="ro1">
          <table:table-cell office:value-type="string">
            <text:p>North Dakota</text:p>
          </table:table-cell>
          <table:table-cell office:value-type="float" office:value="510107">
            <text:p><text:s/>510,107 </text:p>
          </table:table-cell>
          <table:table-cell table:number-columns-repeated="1022"/>
        </table:table-row>
        <table:table-row table:style-name="ro1">
          <table:table-cell office:value-type="string">
            <text:p>Ohio</text:p>
          </table:table-cell>
          <table:table-cell office:value-type="float" office:value="8746423">
            <text:p><text:s/>8,746,423 </text:p>
          </table:table-cell>
          <table:table-cell table:number-columns-repeated="1022"/>
        </table:table-row>
        <table:table-row table:style-name="ro1">
          <table:table-cell office:value-type="string">
            <text:p>Oklahoma</text:p>
          </table:table-cell>
          <table:table-cell office:value-type="float" office:value="2758359">
            <text:p><text:s/>2,758,359 </text:p>
          </table:table-cell>
          <table:table-cell table:number-columns-repeated="1022"/>
        </table:table-row>
        <table:table-row table:style-name="ro1">
          <table:table-cell office:value-type="string">
            <text:p>Oregon</text:p>
          </table:table-cell>
          <table:table-cell office:value-type="float" office:value="2903084">
            <text:p><text:s/>2,903,084 </text:p>
          </table:table-cell>
          <table:table-cell table:number-columns-repeated="1022"/>
        </table:table-row>
        <table:table-row table:style-name="ro1">
          <table:table-cell office:value-type="string">
            <text:p>Pennsylvania</text:p>
          </table:table-cell>
          <table:table-cell office:value-type="float" office:value="9791281">
            <text:p><text:s/>9,791,281 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Puerto Rico</text:p>
          </table:table-cell>
          <table:table-cell table:style-name="ce28" office:value-type="float" office:value="2971764">
            <text:p><text:s/>2,971,764 </text:p>
          </table:table-cell>
          <table:table-cell table:number-columns-repeated="1022"/>
        </table:table-row>
        <table:table-row table:style-name="ro1">
          <table:table-cell office:value-type="string">
            <text:p>Rhode Island</text:p>
          </table:table-cell>
          <table:table-cell office:value-type="float" office:value="825205">
            <text:p><text:s/>825,205 </text:p>
          </table:table-cell>
          <table:table-cell table:number-columns-repeated="1022"/>
        </table:table-row>
        <table:table-row table:style-name="ro1">
          <table:table-cell office:value-type="string">
            <text:p>South Carolina</text:p>
          </table:table-cell>
          <table:table-cell office:value-type="float" office:value="3454880">
            <text:p><text:s/>3,454,880 </text:p>
          </table:table-cell>
          <table:table-cell table:number-columns-repeated="1022"/>
        </table:table-row>
        <table:table-row table:style-name="ro1">
          <table:table-cell office:value-type="string">
            <text:p>South Dakota</text:p>
          </table:table-cell>
          <table:table-cell office:value-type="float" office:value="599276">
            <text:p><text:s/>599,276 </text:p>
          </table:table-cell>
          <table:table-cell table:number-columns-repeated="1022"/>
        </table:table-row>
        <table:table-row table:style-name="ro1">
          <table:table-cell office:value-type="string">
            <text:p>Tennessee</text:p>
          </table:table-cell>
          <table:table-cell office:value-type="float" office:value="4753057">
            <text:p><text:s/>4,753,057 </text:p>
          </table:table-cell>
          <table:table-cell table:number-columns-repeated="1022"/>
        </table:table-row>
        <table:table-row table:style-name="ro1">
          <table:table-cell office:value-type="string">
            <text:p>Texas</text:p>
          </table:table-cell>
          <table:table-cell office:value-type="float" office:value="17633122">
            <text:p><text:s/>17,633,122 </text:p>
          </table:table-cell>
          <table:table-cell table:number-columns-repeated="1022"/>
        </table:table-row>
        <table:table-row table:style-name="ro1">
          <table:table-cell office:value-type="string">
            <text:p>Utah</text:p>
          </table:table-cell>
          <table:table-cell office:value-type="float" office:value="1825771">
            <text:p><text:s/>1,825,771 </text:p>
          </table:table-cell>
          <table:table-cell table:number-columns-repeated="1022"/>
        </table:table-row>
        <table:table-row table:style-name="ro1">
          <table:table-cell office:value-type="string">
            <text:p>Vermont</text:p>
          </table:table-cell>
          <table:table-cell office:value-type="float" office:value="491551">
            <text:p><text:s/>491,551 </text:p>
          </table:table-cell>
          <table:table-cell table:number-columns-repeated="1022"/>
        </table:table-row>
        <table:table-row table:style-name="ro1">
          <table:table-cell office:value-type="string">
            <text:p>Virginia</text:p>
          </table:table-cell>
          <table:table-cell office:value-type="float" office:value="5995135">
            <text:p><text:s/>5,995,135 </text:p>
          </table:table-cell>
          <table:table-cell table:number-columns-repeated="1022"/>
        </table:table-row>
        <table:table-row table:style-name="ro1">
          <table:table-cell office:value-type="string">
            <text:p>Washington</text:p>
          </table:table-cell>
          <table:table-cell office:value-type="float" office:value="5001929">
            <text:p><text:s/>5,001,929 </text:p>
          </table:table-cell>
          <table:table-cell table:number-columns-repeated="1022"/>
        </table:table-row>
        <table:table-row table:style-name="ro1">
          <table:table-cell office:value-type="string">
            <text:p>West Virginia</text:p>
          </table:table-cell>
          <table:table-cell office:value-type="float" office:value="1450100">
            <text:p><text:s/>1,450,100 </text:p>
          </table:table-cell>
          <table:table-cell table:number-columns-repeated="1022"/>
        </table:table-row>
        <table:table-row table:style-name="ro1">
          <table:table-cell office:value-type="string">
            <text:p>Wisconsin</text:p>
          </table:table-cell>
          <table:table-cell office:value-type="float" office:value="4295423">
            <text:p><text:s/>4,295,423 </text:p>
          </table:table-cell>
          <table:table-cell table:number-columns-repeated="1022"/>
        </table:table-row>
        <table:table-row table:style-name="ro1">
          <table:table-cell office:value-type="string">
            <text:p>Wyoming</text:p>
          </table:table-cell>
          <table:table-cell office:value-type="float" office:value="414532">
            <text:p><text:s/>414,532 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1" number:min-integer-digits="1" number:grouping="true"/>
      <number:text> </number:text>
    </number:number-style>
    <number:number-style style:name="N118P1" style:volatile="true">
      <number:text> (</number:text>
      <number:number number:decimal-places="1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6"/>
    <style:style style:name="Comma_20_2_20_2" style:display-name="Comma 2 2" style:family="table-cell" style:parent-style-name="Default" style:data-style-name="N116"/>
    <style:style style:name="Comma_20_3" style:display-name="Comma 3" style:family="table-cell" style:parent-style-name="Default" style:data-style-name="N116"/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8010"/>
    <style:style style:name="Percent_20_3" style:display-name="Percent 3" style:family="table-cell" style:parent-style-name="Default" style:data-style-name="N8010"/>
    <style:style style:name="Excel_20_Built-in_20_Comma" style:display-name="Excel Built-in Comma" style:family="table-cell" style:parent-style-name="Default" style:data-style-name="N116"/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training_20_orders_20_nationally" style:display-name="PageStyle_restraining orders national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vil_20_orders" style:display-name="PageStyle_civil 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ests" style:display-name="PageStyle_arr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Y_20_criminal_20_orders" style:display-name="PageStyle_NY criminal 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e_20_adult_20_pops" style:display-name="PageStyle_state adult po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036" meta:object-count="0"/>
    <meta:generator>OpenOffice/4.1.1$Win32 OpenOffice.org_project/411m6$Build-9775</meta:generator>
  </office:meta>
</office:document-meta>
</file>